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08000000084D60FB4967481DFF.png" manifest:media-type="image/png"/>
  <manifest:file-entry manifest:full-path="Pictures/10000000000004620000005817BE3ED7BC77107C.png" manifest:media-type="image/png"/>
  <manifest:file-entry manifest:full-path="Pictures/100000000000005E0000005E8E47BC7577BACEED.png" manifest:media-type="image/png"/>
  <manifest:file-entry manifest:full-path="Pictures/1000020100000A26000000EC250D21A87D7A55C4.png" manifest:media-type="image/png"/>
  <manifest:file-entry manifest:full-path="Pictures/1000000000000020000000204B249CA79A42C6D7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tarSymbol" svg:font-family="StarSymbol" style:font-charset="x-symbol"/>
    <style:font-face style:name="OpenSymbol2" svg:font-family="OpenSymbol" style:font-pitch="variable" style:font-charset="x-symbol"/>
    <style:font-face style:name="OpenSymbol3" svg:font-family="OpenSymbol" style:font-adornments="Oblique" style:font-pitch="variable" style:font-charset="x-symbol"/>
    <style:font-face style:name="OpenSymbol1" svg:font-family="OpenSymbol" style:font-adornments="Roman" style:font-pitch="variable" style:font-charset="x-symbol"/>
    <style:font-face style:name="Adobe Caslon Pro Bold" svg:font-family="'Adobe Caslon Pro Bold'" style:font-adornments="Oblique"/>
    <style:font-face style:name="Tahoma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" svg:font-family="'Bitstream Vera Sans'" style:font-pitch="variable"/>
    <style:font-face style:name="OpenSymbol" svg:font-family="OpenSymbol" style:font-pitch="variable"/>
    <style:font-face style:name="Bitstream Vera Sans1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Italique" style:font-family-generic="roman" style:font-pitch="variable"/>
    <style:font-face style:name="Times New Roman1" svg:font-family="'Times New Roman'" style:font-adornments="Roman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6" svg:font-family="'Bitstream Vera Sans'" style:font-adornments="Oblique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Header">
      <style:text-properties fo:font-size="3pt" style:font-size-asian="4pt" style:font-size-complex="4pt"/>
    </style:style>
    <style:style style:name="P4" style:family="paragraph" style:parent-style-name="Standard">
      <style:text-properties fo:font-size="2pt" style:font-size-asian="2pt" style:font-size-complex="2pt"/>
    </style:style>
    <style:style style:name="P5" style:family="paragraph" style:parent-style-name="Standard">
      <style:text-properties fo:font-size="6pt" style:font-size-asian="6pt" style:font-size-complex="6pt"/>
    </style:style>
    <style:style style:name="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5" fo:font-size="11pt" fo:font-style="italic" fo:text-shadow="1pt 1pt" fo:font-weight="bold"/>
    </style:style>
    <style:style style:name="P7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P8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P9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Header">
      <style:paragraph-properties fo:margin-left="6.399cm" fo:margin-right="0cm" fo:text-indent="0cm" style:auto-text-indent="false"/>
      <style:text-properties style:font-name="Bitstream Vera Sans3" fo:font-size="13pt" fo:font-weight="bold" style:font-size-asian="13pt" style:font-weight-asian="bold" style:font-size-complex="13pt" style:font-weight-complex="bold"/>
    </style:style>
    <style:style style:name="P13" style:family="paragraph" style:parent-style-name="Header">
      <style:paragraph-properties fo:margin-left="7.001cm" fo:margin-right="0cm" fo:text-indent="0cm" style:auto-text-indent="false"/>
      <style:text-properties style:font-name="Bitstream Vera Sans3" fo:font-size="11pt" fo:font-weight="normal" style:font-size-asian="11pt" style:font-weight-asian="normal" style:font-size-complex="11pt" style:font-weight-complex="normal"/>
    </style:style>
    <style:style style:name="P14" style:family="paragraph" style:parent-style-name="Footer"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Footer"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Footer">
      <style:text-properties officeooo:rsid="00178920" officeooo:paragraph-rsid="00178920"/>
    </style:style>
    <style:style style:name="P17" style:family="paragraph" style:parent-style-name="Footer">
      <style:text-properties officeooo:paragraph-rsid="00308c81"/>
    </style:style>
    <style:style style:name="P18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1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_5f_En-tête">
      <style:text-properties officeooo:rsid="0063e17b" officeooo:paragraph-rsid="001a9295"/>
    </style:style>
    <style:style style:name="P2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4" style:family="paragraph" style:parent-style-name="Standard" style:master-page-name="">
      <style:paragraph-properties fo:margin-top="0cm" fo:margin-bottom="0cm" loext:contextual-spacing="false" style:page-number="auto" fo:break-before="auto" fo:break-after="auto"/>
      <style:text-properties style:font-name="Bitstream Vera Sans3" fo:font-size="10pt" officeooo:rsid="002b5d53" officeooo:paragraph-rsid="002b5d53" style:font-size-asian="10pt" style:font-size-complex="10pt"/>
    </style:style>
    <style:style style:name="P25" style:family="paragraph" style:parent-style-name="FILET_5f_POINTILLES">
      <style:text-properties officeooo:paragraph-rsid="007c53e9"/>
    </style:style>
    <style:style style:name="P26" style:family="paragraph" style:parent-style-name="FILET_5f_POINTILLES">
      <style:text-properties officeooo:paragraph-rsid="00873d1a"/>
    </style:style>
    <style:style style:name="P27" style:family="paragraph" style:parent-style-name="_5f_Paragraphe_20_livret_20_">
      <style:paragraph-properties fo:margin-top="0cm" fo:margin-bottom="0.101cm" loext:contextual-spacing="false"/>
      <style:text-properties officeooo:paragraph-rsid="0084c08e"/>
    </style:style>
    <style:style style:name="P28" style:family="paragraph" style:parent-style-name="_5f_Paragraphe_20_livret_20_">
      <style:paragraph-properties fo:margin-top="0cm" fo:margin-bottom="0.101cm" loext:contextual-spacing="false"/>
      <style:text-properties officeooo:paragraph-rsid="009332f2"/>
    </style:style>
    <style:style style:name="P29" style:family="paragraph" style:parent-style-name="_5f_Paragraphe_20_livret_20_réponse_20_élève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873d1a"/>
    </style:style>
    <style:style style:name="P30" style:family="paragraph" style:parent-style-name="_5f_Paragraphe_20_livret_20_réponse_20_élève">
      <style:paragraph-properties fo:margin-top="0.199cm" fo:margin-bottom="0.101cm" loext:contextual-spacing="false" fo:line-height="100%" fo:text-align="center" style:justify-single-word="false">
        <style:tab-stops/>
      </style:paragraph-properties>
      <style:text-properties officeooo:paragraph-rsid="008f5ca9"/>
    </style:style>
    <style:style style:name="P31" style:family="paragraph" style:parent-style-name="Exo_5f_Num" style:list-style-name="Num_5f_Exo">
      <style:paragraph-properties fo:margin-top="0.7cm" fo:margin-bottom="0.101cm" loext:contextual-spacing="false"/>
      <style:text-properties officeooo:paragraph-rsid="0065c777"/>
    </style:style>
    <style:style style:name="P32" style:family="paragraph" style:parent-style-name="Exo_5f_Num" style:list-style-name="Num_5f_Exo">
      <style:paragraph-properties fo:margin-top="0.801cm" fo:margin-bottom="0.101cm" loext:contextual-spacing="false"/>
    </style:style>
    <style:style style:name="P33" style:family="paragraph" style:parent-style-name="Exo_5f_Num">
      <style:paragraph-properties fo:margin-top="0.499cm" fo:margin-bottom="0cm" loext:contextual-spacing="false"/>
      <style:text-properties officeooo:paragraph-rsid="0071a1a8"/>
    </style:style>
    <style:style style:name="P34" style:family="paragraph" style:parent-style-name="Exo_5f_Num" style:list-style-name="Num_5f_Exo">
      <style:paragraph-properties fo:margin-top="0.621cm" fo:margin-bottom="0.101cm" loext:contextual-spacing="false"/>
    </style:style>
    <style:style style:name="P35" style:family="paragraph" style:parent-style-name="FILET_5f_POINTILLES" style:list-style-name="liste_5f_abc"/>
    <style:style style:name="P36" style:family="paragraph" style:parent-style-name="FILET_5f_POINTILLES" style:list-style-name="liste_5f_abc">
      <style:text-properties officeooo:paragraph-rsid="00873d1a"/>
    </style:style>
    <style:style style:name="P37" style:family="paragraph" style:parent-style-name="FILET_5f_POINTILLES" style:list-style-name="liste_5f_abc">
      <style:text-properties officeooo:paragraph-rsid="0084c08e"/>
    </style:style>
    <style:style style:name="P38" style:family="paragraph" style:parent-style-name="FILET_5f_POINTILLES" style:list-style-name="liste_5f_abc">
      <style:text-properties officeooo:paragraph-rsid="009751a3"/>
    </style:style>
    <style:style style:name="P39" style:family="paragraph" style:parent-style-name="FILET_5f_POINTILLES" style:list-style-name="_5f_Numérotation_20_des_20_exercices_20_livrets"/>
    <style:style style:name="P40" style:family="paragraph" style:parent-style-name="FILET_5f_POINTILLES" style:list-style-name="_5f_Numérotation_20_des_20_exercices_20_livrets">
      <style:text-properties officeooo:paragraph-rsid="007c53e9"/>
    </style:style>
    <style:style style:name="P41" style:family="paragraph" style:parent-style-name="FILET_5f_POINTILLES" style:list-style-name="_5f_Numérotation_20_des_20_exercices_20_livrets">
      <style:text-properties officeooo:paragraph-rsid="00893b22"/>
    </style:style>
    <style:style style:name="P42" style:family="paragraph" style:parent-style-name="Standard" style:list-style-name="_5f_Numérotation_20_des_20_exercices_20_livrets">
      <style:paragraph-properties fo:margin-left="0cm" fo:margin-right="0cm" fo:margin-top="0.199cm" fo:margin-bottom="0.101cm" loext:contextual-spacing="false" fo:text-indent="0cm" style:auto-text-indent="false" style:shadow="none"/>
      <style:text-properties fo:color="#cc0000" style:font-name="Bitstream Vera Sans3" fo:font-size="10pt" fo:font-weight="bold" officeooo:rsid="00210672" officeooo:paragraph-rsid="00484b7e" style:font-size-asian="10pt" style:font-weight-asian="bold" style:font-size-complex="10pt" style:font-weight-complex="bold"/>
    </style:style>
    <style:style style:name="P43" style:family="paragraph" style:parent-style-name="Standard" style:master-page-name="_5f_Fiche_20_éditeur_20_série_20_2_20_une_20_colonne_20_impaire_20__28_G_29_">
      <style:paragraph-properties style:page-number="31" fo:break-before="auto" fo:break-after="auto"/>
      <style:text-properties style:font-name="Bitstream Vera Sans3" fo:font-size="10pt" fo:font-weight="bold" officeooo:paragraph-rsid="001f6820" style:font-size-asian="10pt" style:font-weight-asian="bold" style:font-size-complex="10pt" style:font-weight-complex="bold"/>
    </style:style>
    <style:style style:name="P44" style:family="paragraph" style:parent-style-name="_5f_Paragraphe_20_livret_20_réponse_20_élève" style:list-style-name="liste_5f_abc"/>
    <style:style style:name="P45" style:family="paragraph" style:parent-style-name="_5f_Paragraphe_20_livret_20_réponse_20_élève" style:list-style-name="liste_5f_abc">
      <style:text-properties officeooo:paragraph-rsid="0084c08e"/>
    </style:style>
    <style:style style:name="P46" style:family="paragraph" style:parent-style-name="_5f_Paragraphe_20_livret_20_réponse_20_élève" style:list-style-name="liste_5f_abc">
      <style:text-properties officeooo:paragraph-rsid="00832eda"/>
    </style:style>
    <style:style style:name="P47" style:family="paragraph" style:parent-style-name="_5f_Paragraphe_20_livret_20_réponse_20_élève" style:list-style-name="liste_5f_abc">
      <style:text-properties officeooo:paragraph-rsid="00856078"/>
    </style:style>
    <style:style style:name="P48" style:family="paragraph" style:parent-style-name="_5f_Paragraphe_20_livret_20_réponse_20_élève" style:list-style-name="liste_5f_abc">
      <style:paragraph-properties>
        <style:tab-stops>
          <style:tab-stop style:position="9.2cm" style:type="right" style:leader-style="dotted" style:leader-text="."/>
        </style:tab-stops>
      </style:paragraph-properties>
    </style:style>
    <style:style style:name="P49" style:family="paragraph" style:parent-style-name="_5f_Paragraphe_20_livret_20_réponse_20_élève" style:list-style-name="liste_5f_abc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873d1a"/>
    </style:style>
    <style:style style:name="P50" style:family="paragraph" style:parent-style-name="_5f_Paragraphe_20_livret_20_réponse_20_élève" style:list-style-name="liste_5f_abc">
      <style:paragraph-properties fo:text-align="start" style:justify-single-word="false">
        <style:tab-stops>
          <style:tab-stop style:position="9.2cm" style:type="right" style:leader-style="dotted" style:leader-text="."/>
        </style:tab-stops>
      </style:paragraph-properties>
      <style:text-properties officeooo:paragraph-rsid="00873d1a"/>
    </style:style>
    <style:style style:name="P51" style:family="paragraph" style:parent-style-name="_5f_Paragraphe_20_livret_20_réponse_20_élève" style:list-style-name="liste_5f_abc">
      <style:paragraph-properties fo:line-height="100%">
        <style:tab-stops>
          <style:tab-stop style:position="9.2cm" style:type="right" style:leader-style="dotted" style:leader-text="."/>
        </style:tab-stops>
      </style:paragraph-properties>
      <style:text-properties officeooo:paragraph-rsid="00873d1a"/>
    </style:style>
    <style:style style:name="P52" style:family="paragraph" style:parent-style-name="_5f_Paragraphe_20_livret_20_réponse_20_élève" style:list-style-name="liste_5f_abc">
      <style:paragraph-properties fo:text-align="center" style:justify-single-word="false"/>
      <style:text-properties officeooo:paragraph-rsid="00780bbb"/>
    </style:style>
    <style:style style:name="P53" style:family="paragraph" style:parent-style-name="_5f_Paragraphe_20_livret_20_réponse_20_élève" style:list-style-name="liste_5f_abc">
      <style:paragraph-properties fo:text-align="center" style:justify-single-word="false"/>
      <style:text-properties officeooo:paragraph-rsid="0084c08e"/>
    </style:style>
    <style:style style:name="P54" style:family="paragraph" style:parent-style-name="_5f_Paragraphe_20_livret_20_réponse_20_élève" style:list-style-name="liste_5f_abc">
      <style:paragraph-properties fo:text-align="center" style:justify-single-word="false"/>
      <style:text-properties style:text-position="0% 100%" style:font-name="Bitstream Vera Sans6" fo:font-size="10pt" officeooo:rsid="0079e637" officeooo:paragraph-rsid="0079e637"/>
    </style:style>
    <style:style style:name="P55" style:family="paragraph" style:parent-style-name="_5f_Paragraphe_20_livret_20_réponse_20_élève" style:list-style-name="liste_5f_abc">
      <style:paragraph-properties fo:text-align="center" style:justify-single-word="false"/>
      <style:text-properties style:text-position="0% 100%" officeooo:rsid="0079e637" officeooo:paragraph-rsid="0079e637"/>
    </style:style>
    <style:style style:name="P56" style:family="paragraph" style:parent-style-name="_5f_Paragraphe_20_livret_20_réponse_20_élève" style:list-style-name="liste_5f_abc">
      <style:paragraph-properties fo:text-align="center" style:justify-single-word="false"/>
      <style:text-properties officeooo:rsid="0079e637" officeooo:paragraph-rsid="0079e637"/>
    </style:style>
    <style:style style:name="P57" style:family="paragraph" style:parent-style-name="_5f_Paragraphe_20_livret_20_réponse_20_élève" style:list-style-name="liste_5f_abc">
      <style:paragraph-properties fo:margin-top="0.199cm" fo:margin-bottom="0.101cm" loext:contextual-spacing="false" fo:line-height="100%"/>
    </style:style>
    <style:style style:name="P58" style:family="paragraph" style:parent-style-name="_5f_Paragraphe_20_livret_20_réponse_20_élève" style:list-style-name="liste_5f_abc">
      <style:paragraph-properties fo:margin-top="0.199cm" fo:margin-bottom="0.101cm" loext:contextual-spacing="false" fo:line-height="100%"/>
      <style:text-properties officeooo:paragraph-rsid="0081a086"/>
    </style:style>
    <style:style style:name="P59" style:family="paragraph" style:parent-style-name="_5f_Paragraphe_20_livret_20_réponse_20_élève" style:list-style-name="Num_5f_Exo">
      <style:paragraph-properties fo:margin-top="0.199cm" fo:margin-bottom="0.101cm" loext:contextual-spacing="false" fo:line-height="100%" fo:text-align="center" style:justify-single-word="false">
        <style:tab-stops/>
      </style:paragraph-properties>
      <style:text-properties officeooo:paragraph-rsid="008f5ca9"/>
    </style:style>
    <style:style style:name="P60" style:family="paragraph" style:parent-style-name="_5f_Paragraphe_20_livret_20_réponse_20_élève" style:list-style-name="Num_5f_Exo">
      <style:paragraph-properties fo:margin-top="0.199cm" fo:margin-bottom="0.101cm" loext:contextual-spacing="false" fo:line-height="100%" fo:text-align="center" style:justify-single-word="false">
        <style:tab-stops/>
      </style:paragraph-properties>
      <style:text-properties officeooo:paragraph-rsid="0065c777"/>
    </style:style>
    <style:style style:name="P61" style:family="paragraph" style:parent-style-name="_5f_Paragraphe_20_livret_20_réponse_20_élève" style:list-style-name="Num_5f_Exo">
      <style:paragraph-properties fo:margin-top="0.199cm" fo:margin-bottom="0.101cm" loext:contextual-spacing="false" fo:line-height="100%" fo:text-align="center" style:justify-single-word="false">
        <style:tab-stops/>
      </style:paragraph-properties>
      <style:text-properties officeooo:paragraph-rsid="0084c08e"/>
    </style:style>
    <style:style style:name="P62" style:family="paragraph" style:parent-style-name="_5f_Paragraphe_20_livret_20_réponse_20_élève" style:list-style-name="Num_5f_Exo">
      <style:paragraph-properties fo:margin-top="0.199cm" fo:margin-bottom="0.101cm" loext:contextual-spacing="false" fo:line-height="100%" fo:text-align="center" style:justify-single-word="false">
        <style:tab-stops/>
      </style:paragraph-properties>
      <style:text-properties style:text-position="0% 100%" officeooo:paragraph-rsid="0065c777"/>
    </style:style>
    <style:style style:name="P63" style:family="paragraph" style:parent-style-name="_5f_Paragraphe_20_livret_20_réponse_20_élève" style:list-style-name="Num_5f_Exo">
      <style:paragraph-properties fo:margin-top="0cm" fo:margin-bottom="0.101cm" loext:contextual-spacing="false" fo:line-height="100%" fo:text-align="center" style:justify-single-word="false" fo:break-before="column">
        <style:tab-stops/>
      </style:paragraph-properties>
      <style:text-properties officeooo:paragraph-rsid="0084c08e"/>
    </style:style>
    <style:style style:name="P64" style:family="paragraph" style:parent-style-name="_5f_Paragraphe_20_livret_20_réponse_20_élève" style:list-style-name="liste_5f_abc">
      <style:paragraph-properties fo:margin-top="0.101cm" fo:margin-bottom="0cm" loext:contextual-spacing="false"/>
      <style:text-properties officeooo:paragraph-rsid="00780bbb"/>
    </style:style>
    <style:style style:name="P65" style:family="paragraph" style:parent-style-name="_5f_Paragraphe_20_livret_20_réponse_20_élève" style:list-style-name="liste_5f_abc">
      <style:paragraph-properties fo:margin-top="0.101cm" fo:margin-bottom="0cm" loext:contextual-spacing="false"/>
      <style:text-properties officeooo:paragraph-rsid="0079e637"/>
    </style:style>
    <style:style style:name="P66" style:family="paragraph" style:parent-style-name="_5f_Paragraphe_20_livret_20_réponse_20_élève" style:list-style-name="liste_5f_abc">
      <style:paragraph-properties fo:margin-top="0.101cm" fo:margin-bottom="0cm" loext:contextual-spacing="false"/>
      <style:text-properties officeooo:paragraph-rsid="0084c08e"/>
    </style:style>
    <style:style style:name="P67" style:family="paragraph" style:parent-style-name="_5f_Paragraphe_20_livret_20_réponse_20_élève" style:list-style-name="liste_5f_abc">
      <style:paragraph-properties fo:margin-top="0.199cm" fo:margin-bottom="0cm" loext:contextual-spacing="false" fo:line-height="100%"/>
    </style:style>
    <style:style style:name="P68" style:family="paragraph" style:parent-style-name="_5f_Paragraphe_20_livret_20_réponse_20_élève" style:list-style-name="liste_5f_abc">
      <style:paragraph-properties fo:margin-top="0.3cm" fo:margin-bottom="0cm" loext:contextual-spacing="false" fo:line-height="100%"/>
    </style:style>
    <style:style style:name="P69" style:family="paragraph" style:parent-style-name="_5f_Paragraphe_20_livret_20_réponse_20_élève" style:list-style-name="liste_5f_abc">
      <style:paragraph-properties fo:margin-top="0.3cm" fo:margin-bottom="0cm" loext:contextual-spacing="false" fo:line-height="100%"/>
      <style:text-properties officeooo:paragraph-rsid="0084c08e"/>
    </style:style>
    <style:style style:name="P70" style:family="paragraph" style:parent-style-name="_5f_Paragraphe_20_livret_20_réponse_20_élève" style:list-style-name="liste_5f_abc">
      <style:paragraph-properties fo:margin-top="0.3cm" fo:margin-bottom="0cm" loext:contextual-spacing="false" fo:line-height="100%"/>
      <style:text-properties style:text-position="0% 100%" style:text-underline-style="none" officeooo:rsid="00442f95"/>
    </style:style>
    <style:style style:name="P71" style:family="paragraph" style:parent-style-name="_5f_Paragraphe_20_énoncé_20_après_20_numéro" style:master-page-name="">
      <style:paragraph-properties fo:margin-top="0cm" fo:margin-bottom="0cm" loext:contextual-spacing="false" style:page-number="auto" fo:break-before="auto" fo:break-after="auto" style:shadow="none"/>
      <style:text-properties fo:font-size="10pt" officeooo:paragraph-rsid="00484b7e" style:font-size-asian="10pt" style:font-size-complex="10pt"/>
    </style:style>
    <style:style style:name="P72" style:family="paragraph" style:parent-style-name="_5f_Paragraphe_20_énoncé_20_après_20_numéro" style:list-style-name="liste_5f_abc">
      <style:paragraph-properties fo:margin-top="0cm" fo:margin-bottom="0cm" loext:contextual-spacing="false" fo:text-align="start" style:justify-single-word="false" style:shadow="none"/>
      <style:text-properties style:text-position="0% 100%" style:font-name="Bitstream Vera Sans3" fo:font-size="10pt" fo:font-style="normal" officeooo:rsid="00768950" officeooo:paragraph-rsid="00768950" style:font-size-asian="10pt" style:font-style-asian="normal" style:font-size-complex="10pt" style:font-style-complex="normal"/>
    </style:style>
    <style:style style:name="P73" style:family="paragraph" style:parent-style-name="_5f_Paragraphe_20_énoncé_20_après_20_numéro" style:list-style-name="liste_5f_abc">
      <style:paragraph-properties fo:margin-top="0cm" fo:margin-bottom="0cm" loext:contextual-spacing="false" fo:text-align="start" style:justify-single-word="false" style:shadow="none"/>
      <style:text-properties fo:font-size="10pt" officeooo:paragraph-rsid="00768950" style:font-size-asian="10pt" style:font-size-complex="10pt"/>
    </style:style>
    <style:style style:name="P74" style:family="paragraph" style:parent-style-name="_5f_Paragraphe_20_énoncé_20_après_20_numéro" style:list-style-name="liste_5f_abc">
      <style:paragraph-properties fo:margin-top="0cm" fo:margin-bottom="0cm" loext:contextual-spacing="false" fo:text-align="start" style:justify-single-word="false" style:shadow="none"/>
      <style:text-properties officeooo:paragraph-rsid="00768950"/>
    </style:style>
    <style:style style:name="P75" style:family="paragraph" style:parent-style-name="_5f_Paragraphe_20_énoncé_20_après_20_numéro" style:list-style-name="liste_5f_abc">
      <style:paragraph-properties fo:margin-top="0cm" fo:margin-bottom="0cm" loext:contextual-spacing="false" fo:text-align="start" style:justify-single-word="false"/>
      <style:text-properties officeooo:paragraph-rsid="00768950"/>
    </style:style>
    <style:style style:name="P76" style:family="paragraph" style:parent-style-name="_5f_Paragraphe_20_énoncé_20_après_20_numéro" style:list-style-name="liste_5f_abc">
      <style:paragraph-properties fo:margin-top="0cm" fo:margin-bottom="0cm" loext:contextual-spacing="false" fo:text-align="start" style:justify-single-word="false"/>
      <style:text-properties officeooo:paragraph-rsid="00856078"/>
    </style:style>
    <style:style style:name="P77" style:family="paragraph" style:parent-style-name="_5f_Paragraphe_20_énoncé_20_après_20_numéro" style:list-style-name="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officeooo:rsid="00291228" officeooo:paragraph-rsid="00768950"/>
    </style:style>
    <style:style style:name="P78" style:family="paragraph" style:parent-style-name="_5f_Paragraphe_20_énoncé_20_après_20_numéro" style:list-style-name="Num_5f_Exo">
      <style:paragraph-properties fo:margin-top="0.499cm" fo:margin-bottom="0cm" loext:contextual-spacing="false" fo:text-align="start" style:justify-single-word="false"/>
      <style:text-properties officeooo:rsid="004357a6" officeooo:paragraph-rsid="0065c777"/>
    </style:style>
    <style:style style:name="P79" style:family="paragraph" style:parent-style-name="_5f_Paragraphe_20_énoncé_20_après_20_numéro" style:list-style-name="Num_5f_Exo">
      <style:paragraph-properties fo:margin-top="0.75cm" fo:margin-bottom="0cm" loext:contextual-spacing="false"/>
      <style:text-properties officeooo:paragraph-rsid="0065c777"/>
    </style:style>
    <style:style style:name="P80" style:family="paragraph" style:parent-style-name="_5f_Paragraphe_20_énoncé_20_après_20_numéro" style:list-style-name="Num_5f_Exo">
      <style:paragraph-properties fo:margin-top="0.741cm" fo:margin-bottom="0cm" loext:contextual-spacing="false"/>
      <style:text-properties officeooo:paragraph-rsid="0065c777"/>
    </style:style>
    <style:style style:name="P81" style:family="paragraph" style:parent-style-name="_5f_Paragraphe_20_énoncé_20_après_20_numéro" style:list-style-name="_5f_Numérotation_20_des_20_exercices_20_livrets">
      <style:paragraph-properties fo:margin-top="0.199cm" fo:margin-bottom="0.199cm" loext:contextual-spacing="false"/>
      <style:text-properties style:text-underline-style="none" officeooo:paragraph-rsid="0084c08e"/>
    </style:style>
    <style:style style:name="P82" style:family="paragraph" style:parent-style-name="_5f_Paragraphe_20_énoncé_20_après_20_numéro" style:list-style-name="liste_5f_abc">
      <style:paragraph-properties fo:margin-top="0.199cm" fo:margin-bottom="0cm" loext:contextual-spacing="false"/>
      <style:text-properties style:text-position="0% 100%" style:text-underline-style="none" officeooo:paragraph-rsid="006fc36e"/>
    </style:style>
    <style:style style:name="P83" style:family="paragraph" style:parent-style-name="_5f_Paragraphe_20_énoncé_20_après_20_numéro" style:list-style-name="_5f_Numérotation_20_des_20_exercices_20_livrets">
      <style:paragraph-properties fo:margin-top="0.199cm" fo:margin-bottom="0cm" loext:contextual-spacing="false"/>
      <style:text-properties officeooo:paragraph-rsid="006fc36e"/>
    </style:style>
    <style:style style:name="P84" style:family="paragraph" style:parent-style-name="_5f_Paragraphe_20_énoncé_20_après_20_numéro" style:list-style-name="liste_5f_abc">
      <style:paragraph-properties fo:margin-top="0.199cm" fo:margin-bottom="0cm" loext:contextual-spacing="false"/>
      <style:text-properties officeooo:paragraph-rsid="006fc36e"/>
    </style:style>
    <style:style style:name="P85" style:family="paragraph" style:parent-style-name="_5f_Paragraphe_20_énoncé_20_après_20_numéro" style:list-style-name="liste_5f_abc">
      <style:paragraph-properties fo:margin-top="0.3cm" fo:margin-bottom="0cm" loext:contextual-spacing="false"/>
      <style:text-properties style:text-position="0% 100%" style:text-underline-style="none" officeooo:paragraph-rsid="006fc36e"/>
    </style:style>
    <style:style style:name="P86" style:family="paragraph" style:parent-style-name="_5f_Paragraphe_20_énoncé_20_après_20_numéro" style:list-style-name="liste_5f_abc">
      <style:paragraph-properties fo:margin-top="0.3cm" fo:margin-bottom="0cm" loext:contextual-spacing="false"/>
      <style:text-properties style:text-position="0% 100%" style:text-underline-style="none" officeooo:rsid="003c8ff0" officeooo:paragraph-rsid="006fc36e"/>
    </style:style>
    <style:style style:name="P87" style:family="paragraph" style:parent-style-name="_5f_Paragraphe_20_énoncé_20_après_20_numéro" style:list-style-name="liste_5f_abc">
      <style:paragraph-properties fo:margin-top="0.3cm" fo:margin-bottom="0cm" loext:contextual-spacing="false"/>
      <style:text-properties officeooo:paragraph-rsid="00893b22"/>
    </style:style>
    <style:style style:name="P88" style:family="paragraph" style:parent-style-name="_5f_Paragraphe_20_énoncé_20_après_20_numéro" style:list-style-name="Num_5f_Exo">
      <style:paragraph-properties fo:margin-top="0.651cm" fo:margin-bottom="0.15cm" loext:contextual-spacing="false"/>
      <style:text-properties officeooo:rsid="0046e3e9" officeooo:paragraph-rsid="0065c777"/>
    </style:style>
    <style:style style:name="P89" style:family="paragraph" style:parent-style-name="_5f_Paragraphe_20_énoncé_20_après_20_numéro" style:list-style-name="Num_5f_Exo">
      <style:paragraph-properties fo:margin-top="0.651cm" fo:margin-bottom="0.199cm" loext:contextual-spacing="false"/>
      <style:text-properties officeooo:paragraph-rsid="0065c777"/>
    </style:style>
    <style:style style:name="P90" style:family="paragraph" style:parent-style-name="_5f_Pied_20_de_20_page" style:list-style-name="">
      <style:paragraph-properties fo:text-align="end" style:justify-single-word="false"/>
    </style:style>
    <style:style style:name="P91" style:family="paragraph" style:parent-style-name="_5f_Pied_20_de_20_page">
      <style:paragraph-properties fo:text-align="end" style:justify-single-word="false"/>
    </style:style>
    <style:style style:name="P92" style:family="paragraph" style:parent-style-name="_5f_Pied_20_de_20_page" style:list-style-name=""/>
    <style:style style:name="P93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4" style:family="paragraph">
      <style:paragraph-properties fo:margin-top="0cm" fo:margin-bottom="0.199cm" fo:text-align="center" style:writing-mode="lr-tb"/>
    </style:style>
    <style:style style:name="P95" style:family="paragraph">
      <loext:graphic-properties draw:fill-color="#d3802b"/>
      <style:paragraph-properties fo:margin-top="0cm" fo:margin-bottom="0.199cm" fo:text-align="center" style:writing-mode="lr-tb"/>
      <style:text-properties fo:color="#ffffff" style:font-name="Bitstream Vera Sans3" fo:font-size="11pt" fo:font-weight="bold" style:font-size-asian="11pt" style:font-weight-asian="bold" style:font-size-complex="11pt" style:font-weight-complex="bold"/>
    </style:style>
    <style:style style:name="P96" style:family="paragraph">
      <style:paragraph-properties fo:text-align="center"/>
    </style:style>
    <style:style style:name="P9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8" style:family="paragraph">
      <loext:graphic-properties draw:fill="none" draw:fill-color="#ffffff"/>
      <style:paragraph-properties fo:text-align="center" style:writing-mode="lr-tb"/>
      <style:text-properties fo:color="#ffffff" style:font-name="Bitstream Vera Sans3" fo:font-size="16pt" fo:font-weight="bold" style:font-size-asian="16pt" style:font-weight-asian="bold" style:font-size-complex="16pt" style:font-weight-complex="bold"/>
    </style:style>
    <style:style style:name="P99" style:family="paragraph">
      <loext:graphic-properties draw:fill="solid" draw:fill-color="#d7e12c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text-transform="uppercase" fo:color="#808080" style:font-name="Bitstream Vera Sans2" fo:font-size="9pt" officeooo:rsid="00308c81" fo:background-color="transparent" loext:char-shading-value="0"/>
    </style:style>
    <style:style style:name="T6" style:family="text">
      <style:text-properties fo:text-transform="uppercase" fo:color="#808080" style:font-name="Bitstream Vera Sans2" fo:font-size="9pt" officeooo:rsid="00815e71" fo:background-color="transparent" loext:char-shading-value="0"/>
    </style:style>
    <style:style style:name="T7" style:family="text">
      <style:text-properties officeooo:rsid="00308c81"/>
    </style:style>
    <style:style style:name="T8" style:family="text">
      <style:text-properties style:text-position="0% 100%"/>
    </style:style>
    <style:style style:name="T9" style:family="text">
      <style:text-properties style:text-position="0% 100%" style:font-name="Bitstream Vera Sans3" fo:font-style="normal" style:font-style-asian="normal" style:font-style-complex="normal"/>
    </style:style>
    <style:style style:name="T10" style:family="text">
      <style:text-properties style:text-position="0% 100%" style:font-name="Bitstream Vera Sans3" fo:font-style="normal" officeooo:rsid="00638dbb" style:font-style-asian="normal" style:font-style-complex="normal"/>
    </style:style>
    <style:style style:name="T11" style:family="text">
      <style:text-properties style:text-position="0% 100%" style:font-name="Bitstream Vera Sans3"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style:text-position="0% 100%" style:font-name="Bitstream Vera Sans3" style:text-underline-style="none" fo:font-weight="normal" fo:background-color="transparent" loext:char-shading-value="0" style:font-weight-asian="normal" style:font-weight-complex="normal"/>
    </style:style>
    <style:style style:name="T13" style:family="text">
      <style:text-properties style:text-position="0% 100%" style:font-name="Bitstream Vera Sans3" style:font-name-asian="OpenSymbol1" style:font-name-complex="OpenSymbol1"/>
    </style:style>
    <style:style style:name="T14" style:family="text">
      <style:text-properties style:text-position="0% 100%" style:font-name="Bitstream Vera Sans3" fo:letter-spacing="-0.06cm" style:text-underline-style="none" fo:font-weight="normal" fo:background-color="transparent" loext:char-shading-value="0" style:font-style-asian="normal" style:font-weight-asian="normal" style:font-style-complex="normal" style:font-weight-complex="normal"/>
    </style:style>
    <style:style style:name="T15" style:family="text">
      <style:text-properties style:text-position="0% 100%" style:font-name-asian="OpenSymbol2" style:font-style-asian="normal" style:font-name-complex="OpenSymbol2" style:font-style-complex="normal"/>
    </style:style>
    <style:style style:name="T16" style:family="text">
      <style:text-properties style:text-position="0% 100%" officeooo:rsid="0046e3e9" style:font-name-asian="OpenSymbol2" style:font-style-asian="normal" style:font-name-complex="OpenSymbol2" style:font-style-complex="normal"/>
    </style:style>
    <style:style style:name="T17" style:family="text">
      <style:text-properties style:text-position="0% 100%" officeooo:rsid="0074c21b" style:font-name-asian="OpenSymbol2" style:font-style-asian="normal" style:font-name-complex="OpenSymbol2" style:font-style-complex="normal"/>
    </style:style>
    <style:style style:name="T18" style:family="text">
      <style:text-properties style:text-position="0% 100%" officeooo:rsid="0028d8f1" style:font-name-asian="OpenSymbol2" style:font-style-asian="normal" style:font-name-complex="OpenSymbol2" style:font-style-complex="normal"/>
    </style:style>
    <style:style style:name="T19" style:family="text">
      <style:text-properties style:text-position="0% 100%" officeooo:rsid="0028d8f1"/>
    </style:style>
    <style:style style:name="T20" style:family="text">
      <style:text-properties style:text-position="0% 100%" style:font-name="OpenSymbol"/>
    </style:style>
    <style:style style:name="T21" style:family="text">
      <style:text-properties style:text-position="0% 100%" style:font-name="OpenSymbol" fo:font-size="10pt"/>
    </style:style>
    <style:style style:name="T22" style:family="text">
      <style:text-properties style:text-position="0% 100%" style:font-name="OpenSymbol" fo:font-size="10pt" officeooo:rsid="0028d8f1"/>
    </style:style>
    <style:style style:name="T23" style:family="text">
      <style:text-properties style:text-position="0% 100%" style:font-name="OpenSymbol" fo:font-size="10pt" officeooo:rsid="0065c777"/>
    </style:style>
    <style:style style:name="T24" style:family="text">
      <style:text-properties style:text-position="0% 100%" style:font-name="OpenSymbol" fo:font-size="10pt" officeooo:rsid="00768950"/>
    </style:style>
    <style:style style:name="T25" style:family="text">
      <style:text-properties style:text-position="0% 100%" style:font-name="OpenSymbol" fo:font-size="10pt" officeooo:rsid="00780bbb"/>
    </style:style>
    <style:style style:name="T26" style:family="text">
      <style:text-properties style:text-position="0% 100%" style:font-name="OpenSymbol" fo:font-size="10pt" style:text-underline-style="none" officeooo:rsid="0033deb2"/>
    </style:style>
    <style:style style:name="T27" style:family="text">
      <style:text-properties style:text-position="0% 100%" style:font-name="OpenSymbol" style:font-name-asian="OpenSymbol1" style:font-name-complex="OpenSymbol1"/>
    </style:style>
    <style:style style:name="T28" style:family="text">
      <style:text-properties style:text-position="0% 100%" style:font-name="OpenSymbol" fo:font-style="normal" style:font-style-asian="normal" style:font-style-complex="normal"/>
    </style:style>
    <style:style style:name="T29" style:family="text">
      <style:text-properties style:text-position="0% 100%" style:font-name="OpenSymbol" fo:font-style="normal" officeooo:rsid="006c8bbe" style:font-style-asian="normal" style:font-style-complex="normal"/>
    </style:style>
    <style:style style:name="T30" style:family="text">
      <style:text-properties style:text-position="0% 100%" style:font-name="OpenSymbol" fo:font-style="normal" style:text-underline-style="none" fo:font-weight="normal" fo:background-color="transparent" loext:char-shading-value="0" style:font-style-asian="normal" style:font-weight-asian="normal" style:font-style-complex="normal" style:font-weight-complex="normal"/>
    </style:style>
    <style:style style:name="T31" style:family="text">
      <style:text-properties style:text-position="0% 100%" style:font-name="OpenSymbol" fo:letter-spacing="-0.021cm"/>
    </style:style>
    <style:style style:name="T32" style:family="text">
      <style:text-properties style:text-position="0% 100%" style:font-name="OpenSymbol" fo:letter-spacing="normal" officeooo:rsid="0028d8f1"/>
    </style:style>
    <style:style style:name="T33" style:family="text">
      <style:text-properties style:text-position="0% 100%" style:font-name="Bitstream Vera Sans6" fo:font-size="10pt"/>
    </style:style>
    <style:style style:name="T34" style:family="text">
      <style:text-properties style:text-position="0% 100%" style:font-name="Bitstream Vera Sans6" fo:font-size="10pt" officeooo:rsid="0046e3e9"/>
    </style:style>
    <style:style style:name="T35" style:family="text">
      <style:text-properties style:text-position="0% 100%" style:font-name="Bitstream Vera Sans6" fo:font-size="10pt" style:text-underline-style="none" fo:font-weight="normal" officeooo:rsid="0046e3e9" style:font-weight-asian="normal" style:font-weight-complex="normal"/>
    </style:style>
    <style:style style:name="T36" style:family="text">
      <style:text-properties style:text-position="0% 100%" style:font-name="Bitstream Vera Sans6" fo:font-size="10pt" style:text-underline-style="none" officeooo:rsid="0033deb2"/>
    </style:style>
    <style:style style:name="T37" style:family="text">
      <style:text-properties style:text-position="0% 100%" style:font-name="Bitstream Vera Sans6" fo:font-size="10pt" style:text-underline-style="none" officeooo:rsid="0079e637"/>
    </style:style>
    <style:style style:name="T38" style:family="text">
      <style:text-properties style:text-position="0% 100%" style:font-name="Bitstream Vera Sans6" fo:font-size="10pt" officeooo:rsid="0028d8f1"/>
    </style:style>
    <style:style style:name="T39" style:family="text">
      <style:text-properties style:text-position="0% 100%" style:font-name="Bitstream Vera Sans6" fo:font-size="10pt" officeooo:rsid="0065c777"/>
    </style:style>
    <style:style style:name="T40" style:family="text">
      <style:text-properties style:text-position="0% 100%" style:font-name="Bitstream Vera Sans6" fo:font-size="10pt" officeooo:rsid="006994d4"/>
    </style:style>
    <style:style style:name="T41" style:family="text">
      <style:text-properties style:text-position="0% 100%" style:font-name="Bitstream Vera Sans6" fo:font-size="10pt" officeooo:rsid="00768950"/>
    </style:style>
    <style:style style:name="T42" style:family="text">
      <style:text-properties style:text-position="0% 100%" style:font-name="Bitstream Vera Sans6" fo:font-size="10pt" officeooo:rsid="00780bbb"/>
    </style:style>
    <style:style style:name="T43" style:family="text">
      <style:text-properties style:text-position="0% 100%" style:font-name="Bitstream Vera Sans6" fo:font-size="10pt" officeooo:rsid="0079e637"/>
    </style:style>
    <style:style style:name="T44" style:family="text">
      <style:text-properties style:text-position="0% 100%" style:font-name="OpenSymbol1" style:font-name-asian="OpenSymbol1" style:font-name-complex="OpenSymbol1"/>
    </style:style>
    <style:style style:name="T45" style:family="text">
      <style:text-properties style:text-position="0% 100%" style:font-name="OpenSymbol1" style:text-underline-style="none" style:font-name-asian="OpenSymbol1" style:font-name-complex="OpenSymbol1"/>
    </style:style>
    <style:style style:name="T46" style:family="text">
      <style:text-properties style:text-position="0% 100%" style:font-name="OpenSymbol1" fo:letter-spacing="-0.021cm" style:font-name-asian="OpenSymbol1" style:font-name-complex="OpenSymbol1"/>
    </style:style>
    <style:style style:name="T47" style:family="text">
      <style:text-properties style:text-position="0% 100%" style:font-name="OpenSymbol1" fo:letter-spacing="normal" officeooo:rsid="0028d8f1" style:font-name-asian="OpenSymbol1" style:font-name-complex="OpenSymbol1"/>
    </style:style>
    <style:style style:name="T48" style:family="text">
      <style:text-properties style:text-position="0% 100%" style:font-name="OpenSymbol1" fo:letter-spacing="normal" style:text-underline-style="none" style:font-name-asian="OpenSymbol1" style:font-name-complex="OpenSymbol1"/>
    </style:style>
    <style:style style:name="T49" style:family="text">
      <style:text-properties style:text-position="0% 100%" style:text-underline-style="none"/>
    </style:style>
    <style:style style:name="T50" style:family="text">
      <style:text-properties style:text-position="0% 100%" style:text-underline-style="none" fo:font-weight="normal" style:font-weight-asian="normal" style:font-weight-complex="normal"/>
    </style:style>
    <style:style style:name="T51" style:family="text">
      <style:text-properties style:text-position="0% 100%" style:text-underline-style="none" fo:font-weight="normal" officeooo:rsid="003573c7" style:font-weight-asian="normal" style:font-weight-complex="normal"/>
    </style:style>
    <style:style style:name="T52" style:family="text">
      <style:text-properties style:text-position="0% 100%" style:text-underline-style="none" fo:font-weight="normal" officeooo:rsid="0046e3e9" style:font-weight-asian="normal" style:font-weight-complex="normal"/>
    </style:style>
    <style:style style:name="T53" style:family="text">
      <style:text-properties style:text-position="0% 100%" style:text-underline-style="none" fo:font-weight="normal" style:font-style-asian="normal" style:font-weight-asian="normal" style:font-style-complex="normal" style:font-weight-complex="normal"/>
    </style:style>
    <style:style style:name="T54" style:family="text">
      <style:text-properties style:text-position="0% 100%" style:text-underline-style="none" officeooo:rsid="003b0c2c"/>
    </style:style>
    <style:style style:name="T55" style:family="text">
      <style:text-properties style:text-position="0% 100%" style:text-underline-style="none" officeooo:rsid="003c8ff0"/>
    </style:style>
    <style:style style:name="T56" style:family="text">
      <style:text-properties style:text-position="0% 100%" style:text-underline-style="none" officeooo:rsid="004357a6"/>
    </style:style>
    <style:style style:name="T57" style:family="text">
      <style:text-properties style:text-position="0% 100%" style:text-underline-style="none" officeooo:rsid="00442f95"/>
    </style:style>
    <style:style style:name="T58" style:family="text">
      <style:text-properties style:text-position="0% 100%" style:text-underline-style="none" officeooo:rsid="0071a1a8"/>
    </style:style>
    <style:style style:name="T59" style:family="text">
      <style:text-properties style:text-position="0% 100%" style:font-name-asian="OpenSymbol1" style:font-name-complex="OpenSymbol1"/>
    </style:style>
    <style:style style:name="T60" style:family="text">
      <style:text-properties style:text-position="0% 100%" fo:letter-spacing="-0.06cm" officeooo:rsid="0028d8f1"/>
    </style:style>
    <style:style style:name="T61" style:family="text">
      <style:text-properties style:text-position="0% 100%" fo:letter-spacing="-0.042cm"/>
    </style:style>
    <style:style style:name="T62" style:family="text">
      <style:text-properties style:text-position="0% 100%" officeooo:rsid="0046e3e9"/>
    </style:style>
    <style:style style:name="T63" style:family="text">
      <style:text-properties style:text-position="0% 100%" officeooo:rsid="003573c7"/>
    </style:style>
    <style:style style:name="T64" style:family="text">
      <style:text-properties style:text-position="0% 100%" officeooo:rsid="006994d4"/>
    </style:style>
    <style:style style:name="T65" style:family="text">
      <style:text-properties style:text-position="0% 100%" officeooo:rsid="006c8bbe"/>
    </style:style>
    <style:style style:name="T66" style:family="text">
      <style:text-properties style:text-position="0% 100%" officeooo:rsid="00768950"/>
    </style:style>
    <style:style style:name="T67" style:family="text">
      <style:text-properties style:text-position="0% 100%" fo:letter-spacing="-0.021cm"/>
    </style:style>
    <style:style style:name="T68" style:family="text">
      <style:text-properties style:text-position="0% 100%" fo:letter-spacing="-0.021cm" style:text-underline-style="none" fo:font-weight="normal" style:font-weight-asian="normal" style:font-weight-complex="normal"/>
    </style:style>
    <style:style style:name="T69" style:family="text">
      <style:text-properties style:text-position="0% 100%" officeooo:rsid="0065c777"/>
    </style:style>
    <style:style style:name="T70" style:family="text">
      <style:text-properties style:text-position="0% 100%" fo:font-size="10pt" officeooo:rsid="00425cb8" style:font-size-asian="10pt" style:font-size-complex="10pt"/>
    </style:style>
    <style:style style:name="T71" style:family="text">
      <style:text-properties style:text-position="0% 100%" fo:font-size="10pt" style:text-underline-style="none" fo:font-weight="normal" officeooo:rsid="00425cb8" style:font-size-asian="10pt" style:font-weight-asian="normal" style:font-size-complex="10pt" style:font-weight-complex="normal"/>
    </style:style>
    <style:style style:name="T72" style:family="text">
      <style:text-properties style:text-position="0% 100%" fo:letter-spacing="normal" officeooo:rsid="0028d8f1"/>
    </style:style>
    <style:style style:name="T73" style:family="text">
      <style:text-properties style:text-position="0% 100%" fo:letter-spacing="normal" style:text-underline-style="none" fo:font-weight="normal" officeooo:rsid="0028d8f1" style:font-weight-asian="normal" style:font-weight-complex="normal"/>
    </style:style>
    <style:style style:name="T74" style:family="text">
      <style:text-properties style:text-position="super 58%"/>
    </style:style>
    <style:style style:name="T75" style:family="text">
      <style:text-properties style:text-position="super 58%" style:font-name="Bitstream Vera Sans6" fo:font-size="10pt"/>
    </style:style>
    <style:style style:name="T76" style:family="text">
      <style:text-properties style:text-position="super 58%" style:font-name="Bitstream Vera Sans6" fo:font-size="10pt" officeooo:rsid="0028d8f1"/>
    </style:style>
    <style:style style:name="T77" style:family="text">
      <style:text-properties style:text-position="super 58%" style:font-name="Bitstream Vera Sans6" fo:font-size="10pt" officeooo:rsid="00768950"/>
    </style:style>
    <style:style style:name="T78" style:family="text">
      <style:text-properties style:text-position="super 58%" style:font-name="Bitstream Vera Sans6" fo:font-size="10pt" officeooo:rsid="00780bbb"/>
    </style:style>
    <style:style style:name="T79" style:family="text">
      <style:text-properties style:text-position="super 58%" style:font-name="Bitstream Vera Sans6" fo:font-size="10pt" style:text-underline-style="none" officeooo:rsid="0079e637"/>
    </style:style>
    <style:style style:name="T80" style:family="text">
      <style:text-properties style:text-position="super 58%" style:font-name="Bitstream Vera Sans6" fo:font-size="10pt" officeooo:rsid="0079e637"/>
    </style:style>
    <style:style style:name="T81" style:family="text">
      <style:text-properties style:text-position="super 58%" style:font-name="Bitstream Vera Sans6" fo:font-size="10pt" fo:letter-spacing="normal" style:text-underline-style="none" fo:font-weight="normal" officeooo:rsid="0028d8f1" style:font-weight-asian="normal" style:font-weight-complex="normal"/>
    </style:style>
    <style:style style:name="T82" style:family="text">
      <style:text-properties style:text-position="super 58%" style:font-name="Bitstream Vera Sans6" fo:font-size="10pt" fo:letter-spacing="normal" fo:font-weight="normal" officeooo:rsid="0028d8f1" style:font-weight-asian="normal" style:font-weight-complex="normal"/>
    </style:style>
    <style:style style:name="T83" style:family="text">
      <style:text-properties style:text-position="super 58%" style:font-name="Bitstream Vera Sans3"/>
    </style:style>
    <style:style style:name="T84" style:family="text">
      <style:text-properties style:text-position="super 58%" style:font-name="Bitstream Vera Sans3" fo:font-style="normal" style:text-underline-style="none" fo:font-weight="normal" style:font-style-asian="normal" style:font-weight-asian="normal" style:font-style-complex="normal" style:font-weight-complex="normal"/>
    </style:style>
    <style:style style:name="T85" style:family="text">
      <style:text-properties style:text-position="super 58%" style:font-name="Bitstream Vera Sans3" style:text-underline-style="none" fo:font-weight="normal" style:font-weight-asian="normal" style:font-weight-complex="normal"/>
    </style:style>
    <style:style style:name="T86" style:family="text">
      <style:text-properties style:text-position="super 58%" style:font-name="Bitstream Vera Sans3" style:font-name-asian="OpenSymbol1" style:font-name-complex="OpenSymbol1"/>
    </style:style>
    <style:style style:name="T87" style:family="text">
      <style:text-properties style:text-position="super 58%" style:text-underline-style="none" fo:font-weight="normal" style:font-weight-asian="normal" style:font-weight-complex="normal"/>
    </style:style>
    <style:style style:name="T88" style:family="text">
      <style:text-properties style:text-position="super 58%" style:text-underline-style="none" fo:font-weight="normal" officeooo:rsid="003573c7" style:font-weight-asian="normal" style:font-weight-complex="normal"/>
    </style:style>
    <style:style style:name="T89" style:family="text">
      <style:text-properties style:text-position="super 58%" style:text-underline-style="none" fo:font-weight="normal" style:font-style-asian="normal" style:font-weight-asian="normal" style:font-style-complex="normal" style:font-weight-complex="normal"/>
    </style:style>
    <style:style style:name="T90" style:family="text">
      <style:text-properties style:text-position="super 58%" officeooo:rsid="006c8bbe"/>
    </style:style>
    <style:style style:name="T91" style:family="text">
      <style:text-properties style:text-position="super 58%" fo:letter-spacing="-0.021cm" style:text-underline-style="none" fo:font-weight="normal" style:font-weight-asian="normal" style:font-weight-complex="normal"/>
    </style:style>
    <style:style style:name="T92" style:family="text">
      <style:text-properties style:text-position="super 58%" fo:letter-spacing="normal" style:text-underline-style="none" fo:font-weight="normal" officeooo:rsid="0028d8f1" style:font-weight-asian="normal" style:font-weight-complex="normal"/>
    </style:style>
    <style:style style:name="T93" style:family="text">
      <style:text-properties fo:color="#000000"/>
    </style:style>
    <style:style style:name="T94" style:family="text">
      <style:text-properties fo:color="#000000" style:text-position="0% 100%"/>
    </style:style>
    <style:style style:name="T95" style:family="text">
      <style:text-properties fo:color="#000000" style:text-position="0% 100%" style:font-name="Bitstream Vera Sans3" style:text-underline-style="none" fo:font-weight="normal" style:font-name-asian="OpenSymbol1" style:font-weight-asian="normal" style:font-name-complex="OpenSymbol1" style:font-weight-complex="normal"/>
    </style:style>
    <style:style style:name="T96" style:family="text">
      <style:text-properties fo:color="#000000" style:text-position="0% 100%" style:font-name="Bitstream Vera Sans3" style:text-underline-style="none" fo:font-weight="normal" officeooo:rsid="006c8bbe" fo:background-color="transparent" loext:char-shading-value="0" style:font-weight-asian="normal" style:font-weight-complex="normal"/>
    </style:style>
    <style:style style:name="T97" style:family="text">
      <style:text-properties fo:color="#000000" style:text-position="0% 100%" style:font-name="Bitstream Vera Sans3" fo:font-size="10pt" fo:letter-spacing="-0.06cm" fo:font-style="normal" style:text-underline-style="none" fo:font-weight="normal" officeooo:rsid="0081a086" fo:background-color="transparent" loext:char-shading-value="0" style:font-name-asian="OpenSymbol3" style:font-style-asian="normal" style:font-weight-asian="normal" style:font-name-complex="OpenSymbol3" style:font-style-complex="normal" style:font-weight-complex="normal"/>
    </style:style>
    <style:style style:name="T98" style:family="text">
      <style:text-properties fo:color="#000000" style:text-position="0% 100%" style:font-name="Bitstream Vera Sans3" fo:font-size="10pt" fo:font-style="normal" style:text-underline-style="none" officeooo:rsid="003c8ff0" fo:background-color="transparent" loext:char-shading-value="0" style:font-size-asian="12pt" style:font-style-asian="italic" style:font-size-complex="12pt" style:font-style-complex="italic"/>
    </style:style>
    <style:style style:name="T99" style:family="text">
      <style:text-properties fo:color="#000000" style:text-position="0% 100%" style:font-name="Bitstream Vera Sans3" fo:letter-spacing="-0.06cm" style:text-underline-style="none" fo:font-weight="normal" officeooo:rsid="006c8bbe" fo:background-color="transparent" loext:char-shading-value="0" style:font-style-asian="normal" style:font-weight-asian="normal" style:font-style-complex="normal" style:font-weight-complex="normal"/>
    </style:style>
    <style:style style:name="T100" style:family="text">
      <style:text-properties fo:color="#000000" style:text-position="0% 100%" style:font-name="OpenSymbol1" style:text-underline-style="none" fo:font-weight="normal" style:font-name-asian="OpenSymbol1" style:font-weight-asian="normal" style:font-name-complex="OpenSymbol1" style:font-weight-complex="normal"/>
    </style:style>
    <style:style style:name="T101" style:family="text">
      <style:text-properties fo:color="#000000" style:text-position="0% 100%" style:font-name="OpenSymbol1" style:text-underline-style="none" fo:font-weight="normal" officeooo:rsid="003573c7" style:font-name-asian="OpenSymbol1" style:font-weight-asian="normal" style:font-name-complex="OpenSymbol1" style:font-weight-complex="normal"/>
    </style:style>
    <style:style style:name="T102" style:family="text">
      <style:text-properties fo:color="#000000" style:text-position="0% 100%" style:font-name="OpenSymbol1" style:text-underline-style="none" fo:font-weight="normal" officeooo:rsid="006c8bbe" fo:background-color="transparent" loext:char-shading-value="0" style:font-name-asian="OpenSymbol1" style:font-weight-asian="normal" style:font-name-complex="OpenSymbol1" style:font-weight-complex="normal"/>
    </style:style>
    <style:style style:name="T103" style:family="text">
      <style:text-properties fo:color="#000000" style:text-position="0% 100%" style:font-name="OpenSymbol1" style:text-underline-style="none" officeooo:rsid="006c8bbe" style:font-name-asian="OpenSymbol1" style:font-name-complex="OpenSymbol1"/>
    </style:style>
    <style:style style:name="T104" style:family="text">
      <style:text-properties fo:color="#000000" style:text-position="0% 100%" style:font-name="OpenSymbol1" fo:letter-spacing="-0.06cm" style:text-underline-style="none" fo:font-weight="normal" officeooo:rsid="006c8bbe" fo:background-color="transparent" loext:char-shading-value="0" style:font-name-asian="OpenSymbol1" style:font-style-asian="normal" style:font-weight-asian="normal" style:font-name-complex="OpenSymbol1" style:font-style-complex="normal" style:font-weight-complex="normal"/>
    </style:style>
    <style:style style:name="T105" style:family="text">
      <style:text-properties fo:color="#000000" style:text-position="0% 100%" style:font-name="Bitstream Vera Sans6" fo:font-size="10pt"/>
    </style:style>
    <style:style style:name="T106" style:family="text">
      <style:text-properties fo:color="#000000" style:text-position="0% 100%" style:font-name="Bitstream Vera Sans6" fo:font-size="10pt" officeooo:rsid="00768950"/>
    </style:style>
    <style:style style:name="T107" style:family="text">
      <style:text-properties fo:color="#000000" style:text-position="0% 100%" style:font-name="Bitstream Vera Sans6" fo:font-size="10pt" fo:font-style="normal" fo:font-weight="normal" officeooo:rsid="00768950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08" style:family="text">
      <style:text-properties fo:color="#000000" style:text-position="0% 100%" style:font-name="Bitstream Vera Sans6" fo:font-size="10pt" officeooo:rsid="006994d4"/>
    </style:style>
    <style:style style:name="T109" style:family="text">
      <style:text-properties fo:color="#000000" style:text-position="0% 100%" style:font-name="Bitstream Vera Sans6" fo:font-size="10pt" officeooo:rsid="0079e637"/>
    </style:style>
    <style:style style:name="T110" style:family="text">
      <style:text-properties fo:color="#000000" style:text-position="0% 100%" style:font-name="Bitstream Vera Sans6" fo:font-style="normal" fo:font-weight="normal" officeooo:rsid="00768950" style:font-name-asian="Times New Roman" style:font-style-asian="normal" style:font-weight-asian="normal" style:font-name-complex="Times New Roman" style:font-style-complex="normal" style:font-weight-complex="normal"/>
    </style:style>
    <style:style style:name="T111" style:family="text">
      <style:text-properties fo:color="#000000" style:text-position="0% 100%" style:font-name="OpenSymbol"/>
    </style:style>
    <style:style style:name="T112" style:family="text">
      <style:text-properties fo:color="#000000" style:text-position="0% 100%" style:font-name="OpenSymbol" fo:font-size="10pt"/>
    </style:style>
    <style:style style:name="T113" style:family="text">
      <style:text-properties fo:color="#000000" style:text-position="0% 100%" style:font-name="OpenSymbol" fo:font-size="10pt" fo:font-style="normal" fo:font-weight="normal" officeooo:rsid="00768950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14" style:family="text">
      <style:text-properties fo:color="#000000" style:text-position="0% 100%" style:font-name="OpenSymbol" fo:font-style="normal" style:text-underline-style="none" fo:font-weight="normal" officeooo:rsid="006c8bbe" fo:background-color="transparent" loext:char-shading-value="0" style:font-style-asian="normal" style:font-weight-asian="normal" style:font-style-complex="normal" style:font-weight-complex="normal"/>
    </style:style>
    <style:style style:name="T115" style:family="text">
      <style:text-properties fo:color="#000000" style:text-position="0% 100%" style:font-name="OpenSymbol" fo:font-style="normal" fo:font-weight="normal" officeooo:rsid="00768950" style:font-name-asian="Times New Roman" style:font-style-asian="normal" style:font-weight-asian="normal" style:font-name-complex="Times New Roman" style:font-style-complex="normal" style:font-weight-complex="normal"/>
    </style:style>
    <style:style style:name="T116" style:family="text">
      <style:text-properties fo:color="#000000" style:text-position="0% 100%" style:font-name="OpenSymbol" officeooo:rsid="003573c7"/>
    </style:style>
    <style:style style:name="T117" style:family="text">
      <style:text-properties fo:color="#000000" style:text-position="0% 100%" officeooo:rsid="006c8bbe"/>
    </style:style>
    <style:style style:name="T118" style:family="text">
      <style:text-properties fo:color="#000000" style:text-position="0% 100%" officeooo:rsid="0072dca0"/>
    </style:style>
    <style:style style:name="T119" style:family="text">
      <style:text-properties fo:color="#000000" style:text-position="0% 100%" style:text-underline-style="none" fo:font-weight="normal" style:font-weight-asian="normal" style:font-weight-complex="normal"/>
    </style:style>
    <style:style style:name="T120" style:family="text">
      <style:text-properties fo:color="#000000" style:text-position="0% 100%" style:text-underline-style="none" fo:font-weight="normal" officeooo:rsid="003573c7" style:font-weight-asian="normal" style:font-weight-complex="normal"/>
    </style:style>
    <style:style style:name="T121" style:family="text">
      <style:text-properties fo:color="#000000" style:text-position="0% 100%" style:font-name="Bitstream Vera Sans" fo:font-size="10pt" fo:font-style="normal" fo:font-weight="normal" officeooo:rsid="00768950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22" style:family="text">
      <style:text-properties fo:color="#000000" style:text-position="0% 100%" style:font-name="Bitstream Vera Sans" fo:font-style="normal" fo:font-weight="normal" officeooo:rsid="00768950" style:font-name-asian="Times New Roman" style:font-style-asian="normal" style:font-weight-asian="normal" style:font-name-complex="Times New Roman" style:font-style-complex="normal" style:font-weight-complex="normal"/>
    </style:style>
    <style:style style:name="T123" style:family="text">
      <style:text-properties fo:color="#000000" style:text-position="0% 100%" fo:font-weight="normal" officeooo:rsid="00768950" style:font-size-asian="10pt" style:font-style-asian="normal" style:font-weight-asian="normal" style:font-size-complex="10pt" style:font-style-complex="normal" style:font-weight-complex="normal"/>
    </style:style>
    <style:style style:name="T124" style:family="text">
      <style:text-properties fo:color="#000000" style:text-position="0% 100%" officeooo:rsid="006994d4"/>
    </style:style>
    <style:style style:name="T125" style:family="text">
      <style:text-properties fo:color="#000000" style:text-position="0% 100%" officeooo:rsid="003573c7"/>
    </style:style>
    <style:style style:name="T126" style:family="text">
      <style:text-properties fo:color="#000000" style:text-position="0% 100%" fo:letter-spacing="-0.06cm" style:text-underline-style="none" fo:font-weight="normal" officeooo:rsid="006c8bbe" fo:background-color="transparent" loext:char-shading-value="0" style:font-style-asian="normal" style:font-weight-asian="normal" style:font-style-complex="normal" style:font-weight-complex="normal"/>
    </style:style>
    <style:style style:name="T127" style:family="text">
      <style:text-properties fo:color="#000000" style:text-position="0% 100%" style:font-name="Bitstream Vera Sans2" fo:font-size="10pt" officeooo:rsid="008f5ca9"/>
    </style:style>
    <style:style style:name="T128" style:family="text">
      <style:text-properties fo:color="#000000" style:text-position="0% 100%" style:font-name="Bitstream Vera Sans2" fo:font-size="10pt" style:text-underline-style="none" officeooo:rsid="004357a6"/>
    </style:style>
    <style:style style:name="T129" style:family="text">
      <style:text-properties fo:color="#000000" style:text-position="0% 100%" style:font-name="Bitstream Vera Sans2" fo:font-size="10pt" style:text-underline-style="none" officeooo:rsid="009332f2"/>
    </style:style>
    <style:style style:name="T130" style:family="text">
      <style:text-properties fo:color="#000000" style:text-position="super 58%"/>
    </style:style>
    <style:style style:name="T131" style:family="text">
      <style:text-properties fo:color="#000000" style:text-position="super 58%" style:font-name="Bitstream Vera Sans6" fo:font-size="10pt"/>
    </style:style>
    <style:style style:name="T132" style:family="text">
      <style:text-properties fo:color="#000000" style:text-position="super 58%" style:font-name="Bitstream Vera Sans6" fo:font-size="10pt" officeooo:rsid="00768950"/>
    </style:style>
    <style:style style:name="T133" style:family="text">
      <style:text-properties fo:color="#000000" style:text-position="super 58%" style:font-name="Bitstream Vera Sans6" fo:font-size="10pt" fo:font-style="normal" fo:font-weight="normal" officeooo:rsid="00768950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34" style:family="text">
      <style:text-properties fo:color="#000000" style:text-position="super 58%" style:font-name="Bitstream Vera Sans6" fo:font-size="10pt" fo:font-style="normal" fo:font-weight="normal" officeooo:rsid="00911170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35" style:family="text">
      <style:text-properties fo:color="#000000" style:text-position="super 58%" style:font-name="Bitstream Vera Sans6" fo:font-size="10pt" fo:font-style="normal" fo:font-weight="normal" officeooo:rsid="00780bbb"/>
    </style:style>
    <style:style style:name="T136" style:family="text">
      <style:text-properties fo:color="#000000" style:text-position="super 58%" style:font-name="Bitstream Vera Sans6" fo:font-size="10pt" fo:font-style="normal" fo:font-weight="normal" officeooo:rsid="0084c08e"/>
    </style:style>
    <style:style style:name="T137" style:family="text">
      <style:text-properties fo:color="#000000" style:text-position="super 58%" style:font-name="Bitstream Vera Sans6" fo:font-size="10pt" fo:font-weight="normal" officeooo:rsid="00768950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38" style:family="text">
      <style:text-properties fo:color="#000000" style:text-position="super 58%" style:font-name="Bitstream Vera Sans6" fo:font-size="10pt" officeooo:rsid="0065c777"/>
    </style:style>
    <style:style style:name="T139" style:family="text">
      <style:text-properties fo:color="#000000" style:text-position="super 58%" style:font-name="Bitstream Vera Sans6" fo:font-style="normal" fo:font-weight="normal" officeooo:rsid="00768950" style:font-name-asian="Times New Roman" style:font-style-asian="normal" style:font-weight-asian="normal" style:font-name-complex="Times New Roman" style:font-style-complex="normal" style:font-weight-complex="normal"/>
    </style:style>
    <style:style style:name="T140" style:family="text">
      <style:text-properties fo:color="#000000" style:text-position="super 58%" style:text-underline-style="none" fo:font-weight="normal" style:font-weight-asian="normal" style:font-weight-complex="normal"/>
    </style:style>
    <style:style style:name="T141" style:family="text">
      <style:text-properties fo:color="#000000" style:text-position="super 58%" officeooo:rsid="003573c7"/>
    </style:style>
    <style:style style:name="T142" style:family="text">
      <style:text-properties fo:color="#000000" style:text-position="super 58%" style:font-name="Bitstream Vera Sans3" fo:font-size="10pt" fo:font-style="normal" style:text-underline-style="none" fo:font-weight="normal" officeooo:rsid="006c8bbe" fo:background-color="transparent" loext:char-shading-value="0" style:font-weight-asian="normal" style:font-weight-complex="normal"/>
    </style:style>
    <style:style style:name="T143" style:family="text">
      <style:text-properties fo:color="#000000" style:text-position="super 58%" style:font-name="OpenSymbol1" fo:font-size="10pt" fo:font-style="normal" style:text-underline-style="none" fo:font-weight="normal" officeooo:rsid="004c26f5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144" style:family="text">
      <style:text-properties fo:color="#000000" officeooo:rsid="0074c21b"/>
    </style:style>
    <style:style style:name="T145" style:family="text">
      <style:text-properties fo:color="#000000" style:font-name="OpenSymbol"/>
    </style:style>
    <style:style style:name="T146" style:family="text">
      <style:text-properties fo:color="#000000" style:font-name="Bitstream Vera Sans3" officeooo:rsid="0074c21b"/>
    </style:style>
    <style:style style:name="T147" style:family="text">
      <style:text-properties fo:color="#000000" style:text-underline-style="none" fo:font-weight="normal" style:font-weight-asian="normal" style:font-weight-complex="normal"/>
    </style:style>
    <style:style style:name="T148" style:family="text">
      <style:text-properties style:font-name="OpenSymbol"/>
    </style:style>
    <style:style style:name="T149" style:family="text">
      <style:text-properties style:font-name="OpenSymbol" fo:font-style="normal" style:font-style-asian="normal" style:font-style-complex="normal"/>
    </style:style>
    <style:style style:name="T150" style:family="text">
      <style:text-properties style:font-name="OpenSymbol" fo:font-style="normal" officeooo:rsid="006c8bbe" style:font-style-asian="normal" style:font-style-complex="normal"/>
    </style:style>
    <style:style style:name="T151" style:family="text">
      <style:text-properties officeooo:rsid="0028d8f1"/>
    </style:style>
    <style:style style:name="T152" style:family="text">
      <style:text-properties officeooo:rsid="0065c777"/>
    </style:style>
    <style:style style:name="T153" style:family="text">
      <style:text-properties officeooo:rsid="003b0c2c"/>
    </style:style>
    <style:style style:name="T154" style:family="text">
      <style:text-properties style:font-name="Bitstream Vera Sans3"/>
    </style:style>
    <style:style style:name="T155" style:family="text">
      <style:text-properties style:font-name="Bitstream Vera Sans3" fo:font-style="normal" style:font-style-asian="normal" style:font-style-complex="normal"/>
    </style:style>
    <style:style style:name="T156" style:family="text">
      <style:text-properties style:font-name="Bitstream Vera Sans3" fo:font-style="normal" style:text-underline-style="none" fo:font-weight="normal" style:font-style-asian="normal" style:font-weight-asian="normal" style:font-style-complex="normal" style:font-weight-complex="normal"/>
    </style:style>
    <style:style style:name="T157" style:family="text">
      <style:text-properties style:font-name="Bitstream Vera Sans3" style:text-underline-style="none" fo:font-weight="normal" style:font-weight-asian="normal" style:font-weight-complex="normal"/>
    </style:style>
    <style:style style:name="T158" style:family="text">
      <style:text-properties style:text-underline-style="none"/>
    </style:style>
    <style:style style:name="T159" style:family="text">
      <style:text-properties style:text-underline-style="none" fo:font-weight="normal" style:font-weight-asian="normal" style:font-weight-complex="normal"/>
    </style:style>
    <style:style style:name="T160" style:family="text">
      <style:text-properties style:text-underline-style="none" officeooo:rsid="0033deb2"/>
    </style:style>
    <style:style style:name="T161" style:family="text">
      <style:text-properties fo:font-style="normal" style:font-style-asian="normal" style:font-style-complex="normal"/>
    </style:style>
    <style:style style:name="T162" style:family="text">
      <style:text-properties style:font-name="Times New Roman1" fo:font-size="12pt" style:font-size-asian="12pt" style:font-size-complex="12pt"/>
    </style:style>
    <style:style style:name="T163" style:family="text">
      <style:text-properties fo:letter-spacing="-0.007cm"/>
    </style:style>
    <style:style style:name="T164" style:family="text">
      <style:text-properties fo:letter-spacing="-0.007cm" style:text-underline-style="none" officeooo:rsid="0033deb2"/>
    </style:style>
    <style:style style:name="T165" style:family="text">
      <style:text-properties fo:letter-spacing="-0.007cm" style:text-underline-style="none" officeooo:rsid="0033cf9c"/>
    </style:style>
    <style:style style:name="T166" style:family="text">
      <style:text-properties fo:color="#dddddd" style:text-position="0% 100%" style:font-name="Bitstream Vera Sans6" fo:font-size="10pt"/>
    </style:style>
    <style:style style:name="T167" style:family="text">
      <style:text-properties fo:color="#dddddd" style:text-position="0% 100%" style:font-name="Bitstream Vera Sans6" fo:font-size="10pt" officeooo:rsid="0065c777"/>
    </style:style>
    <style:style style:name="T168" style:family="text">
      <style:text-properties officeooo:rsid="0046e3e9"/>
    </style:style>
    <style:style style:name="T169" style:family="text">
      <style:text-properties officeooo:rsid="006994d4"/>
    </style:style>
    <style:style style:name="T170" style:family="text">
      <style:text-properties officeooo:rsid="006c8bbe"/>
    </style:style>
    <style:style style:name="T171" style:family="text">
      <style:text-properties officeooo:rsid="0033deb2"/>
    </style:style>
    <style:style style:name="T172" style:family="text">
      <style:text-properties officeooo:rsid="00768950"/>
    </style:style>
    <style:style style:name="T173" style:family="text">
      <style:text-properties style:font-name="Bitstream Vera Sans6" fo:font-size="10pt"/>
    </style:style>
    <style:style style:name="T174" style:family="text">
      <style:text-properties style:font-name="Bitstream Vera Sans6" fo:font-size="10pt" officeooo:rsid="00780bbb"/>
    </style:style>
    <style:style style:name="T175" style:family="text">
      <style:text-properties style:font-name="Bitstream Vera Sans6" officeooo:rsid="009332f2" style:font-name-asian="SimSun" style:font-name-complex="Lucida Sans"/>
    </style:style>
    <style:style style:name="T176" style:family="text">
      <style:text-properties officeooo:rsid="0079e637"/>
    </style:style>
    <style:style style:name="T177" style:family="text">
      <style:text-properties fo:letter-spacing="normal"/>
    </style:style>
    <style:style style:name="T178" style:family="text">
      <style:text-properties fo:color="#b3b3b3" officeooo:rsid="0028d8f1"/>
    </style:style>
    <style:style style:name="T179" style:family="text">
      <style:text-properties fo:letter-spacing="-0.011cm"/>
    </style:style>
    <style:style style:name="T180" style:family="text">
      <style:text-properties fo:letter-spacing="-0.014cm"/>
    </style:style>
    <style:style style:name="T181" style:family="text">
      <style:text-properties officeooo:rsid="009332f2"/>
    </style:style>
    <style:style style:name="T182" style:family="text">
      <style:text-properties style:font-name="Adobe Caslon Pro Bold" officeooo:rsid="009332f2" style:font-name-asian="Adobe Caslon Pro Bold" style:font-name-complex="Adobe Caslon Pro Bold"/>
    </style:style>
    <style:style style:name="T183" style:family="text">
      <style:text-properties fo:color="#ffffff" style:font-name="Bitstream Vera Sans3" fo:font-size="11pt" fo:font-weight="bold" style:font-size-asian="11pt" style:font-weight-asian="bold" style:font-size-complex="11pt" style:font-weight-complex="bold"/>
    </style:style>
    <style:style style:name="T184" style:family="text">
      <style:text-properties fo:color="#ffffff" style:font-name="Bitstream Vera Sans3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35cm" style:color="#ff9900" style:height="100%" style:style="solid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3cm">
          <style:column-sep style:width="0.021cm" style:color="#b2b2b2" style:height="100%" style:style="solid"/>
          <style:column style:rel-width="2407*" fo:start-indent="0cm" fo:end-indent="0.15cm"/>
          <style:column style:rel-width="2407*" fo:start-indent="0.15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0.3cm">
          <style:column-sep style:width="0.026cm" style:color="#b2b2b2" style:height="100%" style:style="solid"/>
          <style:column style:rel-width="2593*" fo:start-indent="0cm" fo:end-indent="0.15cm"/>
          <style:column style:rel-width="2594*" fo:start-indent="0.15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3" fo:column-gap="0.3cm">
          <style:column-sep style:width="0.021cm" style:color="#b2b2b2" style:height="100%" style:style="solid"/>
          <style:column style:rel-width="1729*" fo:start-indent="0cm" fo:end-indent="0.15cm"/>
          <style:column style:rel-width="1729*" fo:start-indent="0.15cm" fo:end-indent="0.15cm"/>
          <style:column style:rel-width="1729*" fo:start-indent="0.15cm" fo:end-indent="0cm"/>
        </style:columns>
      </style:section-properties>
    </style:style>
    <style:style style:name="Sect5" style:family="section">
      <style:section-properties text:dont-balance-text-columns="false" style:editable="false">
        <style:columns fo:column-count="2" fo:column-gap="0.3cm"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-color="#d3802b" draw:textarea-horizontal-align="justify" draw:textarea-vertical-align="middle" draw:auto-grow-height="false" fo:min-height="0.57cm" fo:min-width="3.893cm" style:run-through="foreground"/>
    </style:style>
    <style:style style:name="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6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<draw:g text:anchor-type="paragraph" draw:z-index="13" draw:name="Forme5" draw:style-name="gr1"><draw:custom-shape draw:style-name="gr2" draw:text-style-name="P95" svg:width="3.964cm" svg:height="0.641cm" draw:transform="skewX (0.00279252680319092) rotate (0.0872664625997165) translate (-0.370416666666667cm -0.0934861111111111cm)"><text:p text:style-name="P94"><text:span text:style-name="T183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Cadre3" text:anchor-type="as-char" svg:width="9.135cm" draw:z-index="10"><draw:text-box fo:min-height="2.743cm"><text:section text:style-name="Sect1" text:name="Section8"><text:p text:style-name="P24"/><text:list xml:id="list2399652189" text:style-name="_5f_Numérotation_20_des_20_exercices_20_livrets"><text:list-header><text:p text:style-name="P71">Écris <text:span text:style-name="_5f_variable"><text:span text:style-name="T10">chaque nombre en notation scientifique</text:span></text:span><text:span text:style-name="T9">.</text:span></text:p></text:list-header></text:list><text:section text:style-name="Sect2" text:name="Section1"><text:list xml:id="list440488310" text:style-name="liste_5f_abc"><text:list-item><text:p text:style-name="P72">35 700 000</text:p></text:list-item><text:list-item><text:p text:style-name="P72">0,000 084</text:p></text:list-item><text:list-item><text:p text:style-name="P73"><text:span text:style-name="T122">175,68</text:span><text:span text:style-name="T110"> </text:span><text:span text:style-name="T115">×</text:span><text:span text:style-name="T110"> 10</text:span><text:span text:style-name="T139">7</text:span></text:p></text:list-item><text:list-item><text:p text:style-name="P74"><text:span text:style-name="T121">0,057 2</text:span><text:span text:style-name="T107"> </text:span><text:span text:style-name="T113">×</text:span><text:span text:style-name="T107"> 10</text:span><text:span text:style-name="T133">6</text:span></text:p></text:list-item></text:list></text:section><text:list xml:id="list150108475646935" text:continue-list="list2399652189" text:style-name="_5f_Numérotation_20_des_20_exercices_20_livrets"><text:list-header><text:p text:style-name="P42"><text:span text:style-name="Bold_5f_niv2">Correction</text:span></text:p></text:list-header></text:list><text:list xml:id="list150107740009020" text:continue-list="list440488310" text:style-name="liste_5f_abc"><text:list-item text:start-value="1"><text:p text:style-name="P75"><text:span text:style-name="T172">35 700 000</text:span><text:span text:style-name="T41"> </text:span><text:span text:style-name="_5f_signe"><text:span text:style-name="T66">=</text:span></text:span><text:span text:style-name="T41"> 3,57 </text:span><text:span text:style-name="T24">×</text:span><text:span text:style-name="T41"> 10</text:span><text:span text:style-name="T77">7</text:span></text:p></text:list-item><text:list-item><text:p text:style-name="P76"><text:span text:style-name="T172">0,000 084</text:span><text:span text:style-name="T41"> </text:span><text:span text:style-name="_5f_signe"><text:span text:style-name="T66">=</text:span></text:span><text:span text:style-name="T41"> 8,4 </text:span><text:span text:style-name="T24">×</text:span><text:span text:style-name="T41"> </text:span><text:span text:style-name="_5f_pointillés_20_gris"><text:span text:style-name="T106">10</text:span></text:span><text:span text:style-name="_5f_signe"><text:span text:style-name="T143">–</text:span></text:span><text:span text:style-name="_5f_pointillés_20_gris"><text:span text:style-name="T132">5</text:span></text:span></text:p></text:list-item><text:list-item><text:p text:style-name="P75"><text:span text:style-name="T121">175,68</text:span><text:span text:style-name="T107"> </text:span><text:span text:style-name="T113">×</text:span><text:span text:style-name="T107"> 10</text:span><text:span text:style-name="T133">7</text:span><text:span text:style-name="T107"> </text:span><text:span text:style-name="_5f_signe"><text:span text:style-name="T123">=</text:span></text:span><text:span text:style-name="T107"> </text:span><text:span text:style-name="T121">1,756 8</text:span><text:span text:style-name="T107"> </text:span><text:span text:style-name="T113">×</text:span><text:span text:style-name="T107"> 10</text:span><text:span text:style-name="T133">2</text:span><text:span text:style-name="T107"> </text:span><text:span text:style-name="T113">×</text:span><text:span text:style-name="T107"> 10</text:span><text:span text:style-name="T134">7</text:span></text:p></text:list-item></text:list><text:p text:style-name="P77"><text:span text:style-name="T121">175,68</text:span><text:span text:style-name="T107"> </text:span><text:span text:style-name="T113">×</text:span><text:span text:style-name="T107"> 10</text:span><text:span text:style-name="T133">7</text:span><text:span text:style-name="T107"> </text:span><text:span text:style-name="_5f_signe"><text:span text:style-name="T123">=</text:span></text:span><text:span text:style-name="T107"> </text:span><text:span text:style-name="T121">1,756 8</text:span><text:span text:style-name="T107"> </text:span><text:span text:style-name="T113">×</text:span><text:span text:style-name="T107"> 10</text:span><text:span text:style-name="T134">9</text:span></text:p><text:list xml:id="list150106972223681" text:continue-numbering="true" text:style-name="liste_5f_abc"><text:list-item><text:p text:style-name="P76"><text:span text:style-name="T121">0,057 2</text:span><text:span text:style-name="T107"> </text:span><text:span text:style-name="T113">×</text:span><text:span text:style-name="T107"> 10</text:span><text:span text:style-name="T133">6</text:span><text:span text:style-name="T107"> </text:span><text:span text:style-name="_5f_signe"><text:span text:style-name="T123">=</text:span></text:span><text:span text:style-name="T107"> </text:span><text:span text:style-name="T121">5,72</text:span><text:span text:style-name="T107"> </text:span><text:span text:style-name="T113">×</text:span><text:span text:style-name="T107"> 10</text:span><text:span text:style-name="_5f_signe"><text:span text:style-name="T143">–</text:span></text:span><text:span text:style-name="_5f_pointillés_20_gris"><text:span text:style-name="T137">2</text:span></text:span><text:span text:style-name="T107"> </text:span><text:span text:style-name="T113">×</text:span><text:span text:style-name="T107"> 10</text:span><text:span text:style-name="T133">6</text:span></text:p></text:list-item></text:list><text:p text:style-name="P77"><text:span text:style-name="T121">0,057 2</text:span><text:span text:style-name="T107"> </text:span><text:span text:style-name="T113">×</text:span><text:span text:style-name="T107"> 10</text:span><text:span text:style-name="T133">6</text:span><text:span text:style-name="T107"> </text:span><text:span text:style-name="_5f_signe"><text:span text:style-name="T123">=</text:span></text:span><text:span text:style-name="T107"> </text:span><text:span text:style-name="T121">5,72</text:span><text:span text:style-name="T107"> </text:span><text:span text:style-name="T113">×</text:span><text:span text:style-name="T107"> 10</text:span><text:span text:style-name="T133">4</text:span></text:p></text:section></draw:text-box></draw:frame></text:p>
      <text:list xml:id="list1245308270" text:style-name="Num_5f_Exo">
        <text:list-item>
          <text:h text:style-name="P31" text:outline-level="1"> <text:span text:style-name="T152">Donne l’écriture décimale de chaque nombre.</text:span></text:h>
        </text:list-item>
      </text:list>
      <text:list xml:id="list150106793415367" text:continue-list="list150106972223681" text:style-name="liste_5f_abc">
        <text:list-item>
          <text:list>
            <text:list-item text:start-value="1">
              <text:p text:style-name="P48"><text:span text:style-name="T33">1,35 </text:span><text:span text:style-name="T21">×</text:span><text:span text:style-name="T33"> 10</text:span><text:span text:style-name="T75">5</text:span><text:span text:style-name="T33"> </text:span><text:span text:style-name="_5f_signe"><text:span text:style-name="T8">=</text:span></text:span><text:span text:style-name="T33"> </text:span><text:span text:style-name="_5f_pointillés_20_gris"><text:span text:style-name="T8"><text:tab/></text:span></text:span></text:p>
            </text:list-item>
          </text:list>
        </text:list-item>
        <text:list-item>
          <text:p text:style-name="P49"><text:span text:style-name="T152">0,0</text:span><text:span text:style-name="T39">06 05 </text:span><text:span text:style-name="T23">×</text:span><text:span text:style-name="T39"> 10</text:span><text:span text:style-name="T138">2</text:span><text:span text:style-name="T39"> </text:span><text:span text:style-name="_5f_signe"><text:span text:style-name="T69">=</text:span></text:span><text:span text:style-name="_5f_signe"><text:span text:style-name="T167"> </text:span></text:span><text:span text:style-name="_5f_pointillés_20_gris"><text:span text:style-name="T69"><text:tab/></text:span></text:span></text:p>
        </text:list-item>
        <text:list-item>
          <text:p text:style-name="P49"><text:span text:style-name="_5f_pointillés_20_gris"><text:span text:style-name="T105">45 200 </text:span></text:span><text:span text:style-name="_5f_pointillés_20_gris"><text:span text:style-name="T112">×</text:span></text:span><text:span text:style-name="_5f_pointillés_20_gris"><text:span text:style-name="T105"> 10</text:span></text:span><text:span text:style-name="_5f_pointillés_20_gris"><text:span text:style-name="T131">–5</text:span></text:span><text:span text:style-name="_5f_pointillés_20_gris"><text:span text:style-name="T105"> </text:span></text:span><text:span text:style-name="_5f_signe"><text:span text:style-name="T94">=</text:span></text:span><text:span text:style-name="_5f_pointillés_20_gris"><text:span text:style-name="T33"> </text:span></text:span><text:span text:style-name="_5f_pointillés_20_gris"><text:span text:style-name="T8"><text:tab/></text:span></text:span></text:p>
        </text:list-item>
        <text:list-item>
          <text:p text:style-name="P49"><text:span text:style-name="T38">2 </text:span><text:span text:style-name="T22">×</text:span><text:span text:style-name="T38"> 10</text:span><text:span text:style-name="T76">–4</text:span><text:span text:style-name="T38"> </text:span><text:span text:style-name="_5f_signe"><text:span text:style-name="T19">=</text:span></text:span><text:span text:style-name="_5f_pointillés_20_gris"><text:span text:style-name="T38"> </text:span></text:span><text:span text:style-name="_5f_pointillés_20_gris"><text:span text:style-name="T19"><text:tab/></text:span></text:span></text:p>
        </text:list-item>
        <text:list-item>
          <text:p text:style-name="P49"><text:span text:style-name="T33">0,05 </text:span><text:span text:style-name="T21">×</text:span><text:span text:style-name="T33"> 10</text:span><text:span text:style-name="T75">4</text:span><text:span text:style-name="T33"> </text:span><text:span text:style-name="_5f_signe"><text:span text:style-name="T8">=</text:span></text:span><text:span text:style-name="_5f_pointillés_20_gris"><text:span text:style-name="T33"> </text:span></text:span><text:span text:style-name="_5f_pointillés_20_gris"><text:span text:style-name="T8"><text:tab/></text:span></text:span></text:p>
        </text:list-item>
        <text:list-item>
          <text:p text:style-name="P49"><text:span text:style-name="_5f_pointillés_20_gris"><text:span text:style-name="T105">13,45 </text:span></text:span><text:span text:style-name="_5f_pointillés_20_gris"><text:span text:style-name="T112">×</text:span></text:span><text:span text:style-name="_5f_pointillés_20_gris"><text:span text:style-name="T105"> 10</text:span></text:span><text:span text:style-name="_5f_pointillés_20_gris"><text:span text:style-name="T131">–3</text:span></text:span><text:span text:style-name="_5f_pointillés_20_gris"><text:span text:style-name="T105"> </text:span></text:span><text:span text:style-name="_5f_signe"><text:span text:style-name="T94">=</text:span></text:span><text:span text:style-name="_5f_pointillés_20_gris"><text:span text:style-name="T166"> </text:span></text:span><text:span text:style-name="_5f_pointillés_20_gris"><text:span text:style-name="T8"><text:tab/></text:span></text:span></text:p>
        </text:list-item>
      </text:list>
      <text:list xml:id="list150108647625268" text:continue-list="list1245308270" text:style-name="Num_5f_Exo">
        <text:list-item>
          <text:h text:style-name="P34" text:outline-level="1"> Complète.</text:h>
        </text:list-item>
      </text:list>
      <text:section text:style-name="Sect3" text:name="Section2">
        <text:list xml:id="list150106610586262" text:continue-list="list150106793415367" text:style-name="liste_5f_abc">
          <text:list-item text:start-value="1">
            <text:p text:style-name="P57">1,45 <text:span text:style-name="T20">×</text:span> 10<text:span text:style-name="T74"> </text:span><text:span text:style-name="_5f_pointillés_20_gris"><text:span text:style-name="T74">....</text:span></text:span><text:span text:style-name="T8"> </text:span><text:span text:style-name="_5f_signe"><text:span text:style-name="T8">=</text:span></text:span><text:span text:style-name="T8"> 14 500</text:span></text:p>
          </text:list-item>
          <text:list-item>
            <text:p text:style-name="P57">45<text:span text:style-name="T8"> </text:span><text:span text:style-name="T20">×</text:span> 10<text:span text:style-name="T74"> </text:span><text:span text:style-name="_5f_pointillés_20_gris"><text:span text:style-name="T74">....</text:span></text:span><text:span text:style-name="T8"> </text:span><text:span text:style-name="_5f_signe"><text:span text:style-name="T8">=</text:span></text:span><text:span text:style-name="T8"> 0,045</text:span></text:p>
          </text:list-item>
          <text:list-item>
            <text:p text:style-name="P58"><text:span text:style-name="T46">−</text:span><text:span text:style-name="T67">6,3 </text:span><text:span text:style-name="T31">×</text:span><text:span text:style-name="T67"> </text:span><text:span text:style-name="T68">10</text:span><text:span text:style-name="T91"> </text:span><text:span text:style-name="_5f_pointillés_20_gris"><text:span text:style-name="T91">....</text:span></text:span><text:span text:style-name="T67"> </text:span><text:span text:style-name="_5f_signe"><text:span text:style-name="T67">=</text:span></text:span><text:span text:style-name="_5f_signe"><text:span text:style-name="T91"> </text:span></text:span><text:span text:style-name="_5f_signe"><text:span text:style-name="T46">−</text:span></text:span><text:span text:style-name="T61">6 300</text:span></text:p>
          </text:list-item>
          <text:list-item>
            <text:p text:style-name="P57"><text:span text:style-name="_5f_pointillés_20_gris"><text:span text:style-name="T8">.........</text:span></text:span><text:span text:style-name="T8"> </text:span><text:span text:style-name="T20">×</text:span><text:span text:style-name="T8"> 10</text:span><text:span text:style-name="T74">–2</text:span><text:span text:style-name="T8"> </text:span><text:span text:style-name="_5f_signe"><text:span text:style-name="T8">=</text:span></text:span><text:span text:style-name="T8"> 85</text:span></text:p>
          </text:list-item>
          <text:list-item>
            <text:p text:style-name="P57"><text:span text:style-name="_5f_pointillés_20_gris"><text:span text:style-name="T59">............</text:span></text:span><text:span text:style-name="T13"> </text:span><text:span text:style-name="T27">×</text:span><text:span text:style-name="T13"> 10</text:span><text:span text:style-name="T86">4</text:span><text:span text:style-name="T13"> </text:span><text:span text:style-name="_5f_signe"><text:span text:style-name="T8">=</text:span></text:span><text:span text:style-name="T13"> 7,1</text:span></text:p>
          </text:list-item>
          <text:list-item>
            <text:p text:style-name="P57"><text:span text:style-name="T178">…</text:span><text:span text:style-name="_5f_pointillés_20_gris"><text:span text:style-name="T178">....</text:span></text:span><text:span text:style-name="_5f_pointillés_20_gris"><text:span text:style-name="T60"> </text:span></text:span><text:span text:style-name="T32">×</text:span><text:span text:style-name="T72"> </text:span><text:span text:style-name="T73">10</text:span><text:span text:style-name="T92">–3</text:span><text:span text:style-name="T72"> </text:span><text:span text:style-name="_5f_signe"><text:span text:style-name="T72">=</text:span></text:span><text:span text:style-name="T72"> </text:span><text:span text:style-name="T47">−</text:span><text:span text:style-name="T72">0,063</text:span></text:p>
          </text:list-item>
        </text:list>
      </text:section>
      <text:list xml:id="list150108388109219" text:continue-list="list150108647625268" text:style-name="Num_5f_Exo">
        <text:list-item>
          <text:p text:style-name="P89"><text:span text:style-name="_5f_pointillés_20_gris"><text:span text:style-name="T16"> </text:span></text:span><text:span text:style-name="T168">Écris chaque nombre en notation scientifique.</text:span></text:p>
        </text:list-item>
      </text:list>
      <text:list xml:id="list150108596516420" text:continue-list="list150106610586262" text:style-name="liste_5f_abc">
        <text:list-item text:start-value="1">
          <text:p text:style-name="P49"><text:span text:style-name="T169">deux-mille</text:span><text:span text:style-name="T40"> </text:span><text:span text:style-name="_5f_signe"><text:span text:style-name="T64">=</text:span></text:span><text:span text:style-name="_5f_pointillés_20_gris"><text:span text:style-name="T40"> </text:span></text:span><text:span text:style-name="_5f_pointillés_20_gris"><text:span text:style-name="T64"><text:tab/></text:span></text:span></text:p>
        </text:list-item>
        <text:list-item>
          <text:p text:style-name="P49"><text:span text:style-name="_5f_signe"><text:span text:style-name="T34">cinq-millions </text:span></text:span><text:span text:style-name="_5f_signe"><text:span text:style-name="T62">=</text:span></text:span><text:span text:style-name="_5f_pointillés_20_gris"><text:span text:style-name="T34"> </text:span></text:span><text:span text:style-name="_5f_pointillés_20_gris"><text:span text:style-name="T62"><text:tab/></text:span></text:span></text:p>
        </text:list-item>
        <text:list-item>
          <text:p text:style-name="P49"><text:span text:style-name="_5f_signe"><text:span text:style-name="T33">qu</text:span></text:span><text:span text:style-name="_5f_signe"><text:span text:style-name="T34">arante-sept millièmes </text:span></text:span><text:span text:style-name="_5f_signe"><text:span text:style-name="T62">=</text:span></text:span><text:span text:style-name="_5f_pointillés_20_gris"><text:span text:style-name="T34"> </text:span></text:span><text:span text:style-name="_5f_pointillés_20_gris"><text:span text:style-name="T62"><text:tab/></text:span></text:span></text:p>
        </text:list-item>
        <text:list-item>
          <text:p text:style-name="P49"><text:span text:style-name="_5f_signe"><text:span text:style-name="T35">cinquante-deux millionièmes </text:span></text:span><text:span text:style-name="_5f_signe"><text:span text:style-name="T52">=</text:span></text:span><text:span text:style-name="_5f_pointillés_20_gris"><text:span text:style-name="T35"> </text:span></text:span><text:span text:style-name="_5f_pointillés_20_gris"><text:span text:style-name="T52"><text:tab/></text:span></text:span></text:p>
        </text:list-item>
      </text:list>
      <text:list xml:id="list150106772043280" text:continue-list="list150108388109219" text:style-name="Num_5f_Exo">
        <text:list-item>
          <text:p text:style-name="P88"> Écris chaque nombre sous forme décimale puis en notation scientifique.</text:p>
        </text:list-item>
      </text:list>
      <text:list xml:id="list150107658917214" text:continue-list="list150108596516420" text:style-name="liste_5f_abc">
        <text:list-item text:start-value="1">
          <text:p text:style-name="P49"><text:span text:style-name="_5f_signe"><text:span text:style-name="T34">quatre-mille-cinq-cent-trois</text:span></text:span><text:span text:style-name="_5f_signe"><text:span text:style-name="T40"> </text:span></text:span><text:span text:style-name="_5f_signe"><text:span text:style-name="T64">=</text:span></text:span><text:span text:style-name="_5f_signe"><text:span text:style-name="T40"> </text:span></text:span><text:span text:style-name="_5f_pointillés_20_gris"><text:span text:style-name="T34"> </text:span></text:span><text:span text:style-name="_5f_pointillés_20_gris"><text:span text:style-name="T62"><text:tab/></text:span></text:span></text:p>
          <text:p text:style-name="P49"><text:span text:style-name="_5f_pointillés_20_gris"><text:span text:style-name="T15"><text:tab/></text:span></text:span></text:p>
        </text:list-item>
        <text:list-item>
          <text:p text:style-name="P49"><text:span text:style-name="_5f_signe"><text:span text:style-name="T34">huit-cent-mille-quatre-vingt-douze</text:span></text:span><text:span text:style-name="_5f_signe"><text:span text:style-name="T40"> </text:span></text:span><text:span text:style-name="_5f_signe"><text:span text:style-name="T64">=</text:span></text:span><text:span text:style-name="_5f_pointillés_20_gris"><text:span text:style-name="T40"> </text:span></text:span><text:span text:style-name="_5f_pointillés_20_gris"><text:span text:style-name="T64"><text:tab/></text:span></text:span></text:p>
          <text:list>
            <text:list-header>
              <text:p text:style-name="P49"><text:span text:style-name="_5f_pointillés_20_gris"><text:span text:style-name="T15"><text:tab/></text:span></text:span></text:p>
            </text:list-header>
          </text:list>
        </text:list-item>
        <text:list-item>
          <text:p text:style-name="P50"><text:span text:style-name="_5f_signe"><text:span text:style-name="T34">deux-millions-trois-cent-mille-quatre-unités et douze-millièmes </text:span></text:span><text:span text:style-name="_5f_signe"><text:span text:style-name="T8">=</text:span></text:span><text:span text:style-name="_5f_pointillés_20_gris"><text:span text:style-name="T33"> </text:span></text:span><text:span text:style-name="_5f_pointillés_20_gris"><text:span text:style-name="T8"><text:tab/></text:span></text:span></text:p>
          <text:list>
            <text:list-header>
              <text:p text:style-name="P49"><text:span text:style-name="_5f_pointillés_20_gris"><text:span text:style-name="T8"><text:tab/></text:span></text:span></text:p>
            </text:list-header>
          </text:list>
        </text:list-item>
        <text:list-item>
          <text:p text:style-name="P51"><text:span text:style-name="_5f_signe"><text:span text:style-name="T34">trente-neuf-millièmes et quarante-dixièmes</text:span></text:span><text:span text:style-name="_5f_signe"><text:span text:style-name="T40"> </text:span></text:span><text:span text:style-name="_5f_signe"><text:span text:style-name="T64">=</text:span></text:span></text:p>
        </text:list-item>
      </text:list>
      <text:p text:style-name="P29"><text:span text:style-name="_5f_pointillés_20_gris"><text:span text:style-name="T62"><text:tab/></text:span></text:span></text:p>
      <text:p text:style-name="P29"><text:span text:style-name="_5f_pointillés_20_gris"><text:span text:style-name="T62"><text:tab/></text:span></text:span></text:p>
      <text:list xml:id="list150107901099618" text:continue-numbering="true" text:style-name="liste_5f_abc">
        <text:list-item>
          <text:p text:style-name="P36"><text:span text:style-name="_5f_pointillés_20_gris"><text:span text:style-name="T118">soixante-dix-huit-millionièmes</text:span></text:span><text:span text:style-name="_5f_pointillés_20_gris"><text:span text:style-name="T108"> </text:span></text:span><text:span text:style-name="_5f_signe"><text:span text:style-name="T124">=</text:span></text:span><text:span text:style-name="_5f_pointillés_20_gris"><text:span text:style-name="T34"> </text:span></text:span><text:span text:style-name="_5f_pointillés_20_gris"><text:span text:style-name="T62"><text:tab/></text:span></text:span></text:p>
        </text:list-item>
      </text:list>
      <text:p text:style-name="P26"><text:span text:style-name="_5f_pointillés_20_gris"><text:span text:style-name="T62"><text:tab/></text:span></text:span></text:p>
      <text:list xml:id="list150107828749606" text:continue-numbering="true" text:style-name="liste_5f_abc">
        <text:list-item>
          <text:p text:style-name="P36"><text:span text:style-name="_5f_pointillés_20_gris"><text:span text:style-name="T108">c</text:span></text:span><text:span text:style-name="_5f_pointillés_20_gris"><text:span text:style-name="T109">e</text:span></text:span><text:span text:style-name="_5f_pointillés_20_gris"><text:span text:style-name="T108">n</text:span></text:span><text:span text:style-name="_5f_pointillés_20_gris"><text:span text:style-name="T109">t-mille-millions de milliards</text:span></text:span><text:span text:style-name="_5f_pointillés_20_gris"><text:span text:style-name="T108"> </text:span></text:span><text:span text:style-name="_5f_signe"><text:span text:style-name="T124">=</text:span></text:span><text:span text:style-name="_5f_pointillés_20_gris"><text:span text:style-name="T34"> </text:span></text:span><text:span text:style-name="_5f_pointillés_20_gris"><text:span text:style-name="T62"><text:tab/></text:span></text:span></text:p>
        </text:list-item>
      </text:list>
      <text:p text:style-name="P26"><text:span text:style-name="_5f_pointillés_20_gris"><text:span text:style-name="T62"><text:tab/></text:span></text:span></text:p>
      <text:list xml:id="list150107663180424" text:continue-list="list150106772043280" text:style-name="Num_5f_Exo">
        <text:list-item>
          <text:h text:style-name="P32" text:outline-level="1"> Complète.</text:h>
        </text:list-item>
      </text:list>
      <text:list xml:id="list150107061403282" text:continue-list="list150107828749606" text:style-name="liste_5f_abc">
        <text:list-item>
          <text:list>
            <text:list-item>
              <text:list>
                <text:list-item>
                  <text:p text:style-name="P44"><text:span text:style-name="T170">45 324 </text:span><text:span text:style-name="_5f_signe"><text:span text:style-name="T170">=</text:span></text:span><text:span text:style-name="T170"> 45,324 </text:span><text:span text:style-name="T150">×</text:span><text:span text:style-name="T170"> 10</text:span><text:span text:style-name="T90"> </text:span><text:span text:style-name="_5f_pointillés_20_gris"><text:span text:style-name="T90">.....</text:span></text:span><text:span text:style-name="T65"> </text:span><text:span text:style-name="_5f_signe"><text:span text:style-name="T65">=</text:span></text:span><text:span text:style-name="T65"> 4,532 4 </text:span><text:span text:style-name="T29">×</text:span><text:span text:style-name="T170"> 10</text:span><text:span text:style-name="T90"> </text:span><text:span text:style-name="_5f_pointillés_20_gris"><text:span text:style-name="T90">.....</text:span></text:span></text:p>
                </text:list-item>
                <text:list-item>
                  <text:p text:style-name="P44"><text:span text:style-name="T170">2</text:span>0,07 <text:span text:style-name="_5f_signe">=</text:span> 2 007 <text:span text:style-name="T149">×</text:span><text:span text:style-name="T155"> </text:span><text:span text:style-name="T156">10</text:span><text:span text:style-name="T84"> </text:span><text:span text:style-name="_5f_pointillés_20_gris"><text:span text:style-name="T89">.....</text:span></text:span><text:span text:style-name="T11"> </text:span><text:span text:style-name="_5f_signe"><text:span text:style-name="T53">=</text:span></text:span> 2,00 7 <text:span text:style-name="T149">×</text:span><text:span text:style-name="T155"> </text:span><text:span text:style-name="T156">10</text:span><text:span text:style-name="T84"> </text:span><text:span text:style-name="_5f_pointillés_20_gris"><text:span text:style-name="T89">.....</text:span></text:span></text:p>
                </text:list-item>
                <text:list-item>
                  <text:p text:style-name="P45"><text:span text:style-name="T45">−</text:span>917,2 <text:span text:style-name="_5f_signe">=</text:span> <text:span text:style-name="_5f_pointillés_20_gris">................</text:span> <text:span text:style-name="T148">×</text:span> <text:span text:style-name="T159">10</text:span><text:span text:style-name="T87">2</text:span> <text:span text:style-name="_5f_Symbole"><text:span text:style-name="T70">=</text:span></text:span> <text:span text:style-name="_5f_pointillés_20_gris">................</text:span> <text:span text:style-name="T28">×</text:span><text:span text:style-name="T9"> </text:span><text:span text:style-name="T159">10</text:span><text:span text:style-name="T87">–4</text:span></text:p>
                </text:list-item>
                <text:list-item>
                  <text:p text:style-name="P46"><text:span text:style-name="T48">−</text:span><text:span text:style-name="T177">0,003 1 </text:span><text:span text:style-name="_5f_signe"><text:span text:style-name="T177">=</text:span></text:span><text:span text:style-name="T177"> </text:span><text:span text:style-name="_5f_pointillés_20_gris"><text:span text:style-name="T177">...............</text:span></text:span><text:span text:style-name="T177"> </text:span><text:span text:style-name="T149">×</text:span><text:span text:style-name="T161"> </text:span><text:span text:style-name="T159">10</text:span><text:span text:style-name="T87">3</text:span><text:span text:style-name="T154"> </text:span><text:span text:style-name="_5f_signe"><text:span text:style-name="T126">=</text:span></text:span><text:span text:style-name="_5f_pointillés_20_gris"><text:span text:style-name="T99"> </text:span></text:span><text:span text:style-name="_5f_pointillés_20_gris"><text:span text:style-name="T104">−</text:span></text:span><text:span text:style-name="_5f_signe"><text:span text:style-name="T97">3</text:span></text:span><text:span text:style-name="_5f_signe"><text:span text:style-name="T14">,1</text:span></text:span><text:span text:style-name="T154"> </text:span><text:span text:style-name="T149">×</text:span><text:span text:style-name="T155"> </text:span><text:span text:style-name="T157">10</text:span><text:span text:style-name="T85"> </text:span><text:span text:style-name="_5f_pointillés_20_gris"><text:span text:style-name="T87">.....</text:span></text:span></text:p>
                </text:list-item>
                <text:list-item>
                  <text:p text:style-name="P45">0,021 35<text:span text:style-name="T12"> </text:span><text:span text:style-name="_5f_signe">=</text:span><text:span text:style-name="T12"> </text:span><text:span text:style-name="_5f_pointillés_20_gris"><text:span text:style-name="T50">................</text:span></text:span><text:span text:style-name="T12"> </text:span><text:span text:style-name="T30">×</text:span> <text:span text:style-name="T12">10</text:span><text:span text:style-name="T74">–3</text:span><text:span text:style-name="T12"> </text:span><text:span text:style-name="_5f_Symbole"><text:span text:style-name="T71">=</text:span></text:span><text:span text:style-name="T12"> 2,135 </text:span><text:span text:style-name="T30">×</text:span> <text:span text:style-name="T12">10</text:span> <text:span text:style-name="_5f_pointillés_20_gris"><text:span text:style-name="T74">..…</text:span></text:span></text:p>
                </text:list-item>
                <text:list-item>
                  <text:p text:style-name="P47"><text:span text:style-name="_5f_pointillés_20_gris"><text:span text:style-name="T103">−</text:span></text:span><text:span text:style-name="_5f_pointillés_20_gris"><text:span text:style-name="T117">4 245 000</text:span></text:span><text:span text:style-name="_5f_pointillés_20_gris"><text:span text:style-name="T96"> </text:span></text:span><text:span text:style-name="_5f_signe"><text:span text:style-name="T117">=</text:span></text:span><text:span text:style-name="_5f_pointillés_20_gris"><text:span text:style-name="T96"> </text:span></text:span><text:span text:style-name="_5f_pointillés_20_gris"><text:span text:style-name="T65">...............</text:span></text:span><text:span text:style-name="_5f_pointillés_20_gris"><text:span text:style-name="T96"> </text:span></text:span><text:span text:style-name="_5f_pointillés_20_gris"><text:span text:style-name="T114">×</text:span></text:span><text:span text:style-name="_5f_pointillés_20_gris"><text:span text:style-name="T117"> </text:span></text:span><text:span text:style-name="_5f_pointillés_20_gris"><text:span text:style-name="T96">10</text:span></text:span><text:span text:style-name="_5f_pointillés_20_gris"><text:span text:style-name="T142">5</text:span></text:span><text:span text:style-name="_5f_pointillés_20_gris"><text:span text:style-name="T96"> </text:span></text:span><text:span text:style-name="_5f_Symbole"><text:span text:style-name="T71">=</text:span></text:span><text:span text:style-name="_5f_pointillés_20_gris"><text:span text:style-name="T96"> </text:span></text:span><text:span text:style-name="_5f_pointillés_20_gris"><text:span text:style-name="T102">−</text:span></text:span><text:span text:style-name="_5f_pointillés_20_gris"><text:span text:style-name="T96">4,245 </text:span></text:span><text:span text:style-name="_5f_pointillés_20_gris"><text:span text:style-name="T114">×</text:span></text:span><text:span text:style-name="_5f_pointillés_20_gris"><text:span text:style-name="T117"> </text:span></text:span><text:span text:style-name="_5f_pointillés_20_gris"><text:span text:style-name="T96">10</text:span></text:span><text:span text:style-name="_5f_pointillés_20_gris"><text:span text:style-name="T117"> </text:span></text:span></text:p>
                </text:list-item>
              </text:list>
            </text:list-item>
          </text:list>
        </text:list-item>
      </text:list>
      <text:list xml:id="list150106879948811" text:continue-list="list150107663180424" text:style-name="Num_5f_Exo">
        <text:list-item>
          <text:h text:style-name="P32" text:outline-level="1"> <text:span text:style-name="T179">Entoure les nombres écrits en notation scientifique dans la liste ci-dessous.</text:span></text:h>
        </text:list-item>
      </text:list>
      <text:section text:style-name="Sect4" text:name="Section27">
        <text:list xml:id="list150108219483568" text:continue-numbering="true" text:style-name="Num_5f_Exo">
          <text:list-header>
            <text:p text:style-name="P59"><text:span text:style-name="T127">5</text:span><text:span text:style-name="T8">6 </text:span><text:span text:style-name="T20">×</text:span><text:span text:style-name="T8"> 10</text:span><text:span text:style-name="T92">–</text:span><text:span text:style-name="T74">5</text:span></text:p>
          </text:list-header>
        </text:list>
        <text:p text:style-name="P30"><text:span text:style-name="T8">8,7 </text:span><text:span text:style-name="T20">×</text:span> 10<text:span text:style-name="T74">12</text:span></text:p>
        <text:list xml:id="list150106713683783" text:continue-numbering="true" text:style-name="Num_5f_Exo">
          <text:list-header>
            <text:p text:style-name="P62">0,97</text:p>
            <text:p text:style-name="P60"><text:span text:style-name="_5f_pointillés_20_gris"><text:span text:style-name="T100">−</text:span></text:span>13,4 <text:span text:style-name="T148">×</text:span> 10<text:span text:style-name="T74">10</text:span></text:p>
            <text:p text:style-name="P63"><text:span text:style-name="T8">0,56 </text:span><text:span text:style-name="T20">×</text:span> 10<text:span text:style-name="T92">–</text:span><text:span text:style-name="T74">1</text:span></text:p>
            <text:p text:style-name="P60">10 <text:span text:style-name="T148">×</text:span> 10<text:span text:style-name="T74">5</text:span></text:p>
            <text:p text:style-name="P60"><text:span text:style-name="_5f_pointillés_20_gris"><text:span text:style-name="T100">−</text:span></text:span><text:span text:style-name="T8">1,32 </text:span><text:span text:style-name="T20">×</text:span><text:span text:style-name="T8"> 10</text:span><text:span text:style-name="T74">0</text:span></text:p>
            <text:p text:style-name="P61"><text:span text:style-name="T8">8,71 </text:span><text:span text:style-name="T20">×</text:span><text:span text:style-name="T8"> 10</text:span><text:span text:style-name="T92">–</text:span><text:span text:style-name="T74">15</text:span></text:p>
            <text:p text:style-name="P63"><text:span text:style-name="_5f_pointillés_20_gris"><text:span text:style-name="T100">−</text:span></text:span><text:span text:style-name="_5f_pointillés_20_gris"><text:span text:style-name="T95">3</text:span></text:span><text:span text:style-name="T8"> </text:span><text:span text:style-name="T20">×</text:span><text:span text:style-name="T8"> 10</text:span><text:span text:style-name="T92">–</text:span><text:span text:style-name="T74">7</text:span></text:p>
            <text:p text:style-name="P60">5,98</text:p>
            <text:p text:style-name="P60"><text:span text:style-name="T162">π</text:span><text:span text:style-name="T154"> </text:span><text:span text:style-name="T148">×</text:span><text:span text:style-name="T154"> 10</text:span><text:span text:style-name="T83">4</text:span></text:p>
            <text:p text:style-name="P60"><text:span text:style-name="_5f_pointillés_20_gris"><text:span text:style-name="T100">−</text:span></text:span>9,9 <text:span text:style-name="T148">×</text:span> 10</text:p>
          </text:list-header>
        </text:list>
      </text:section>
      <text:list xml:id="list150108229466610" text:continue-numbering="true" text:style-name="Num_5f_Exo">
        <text:list-item>
          <text:h text:style-name="P32" text:outline-level="1"> <text:span text:style-name="T163">Pour chaque question, entoure la bonne réponse.</text:span></text:h>
        </text:list-item>
      </text:list>
      <text:list xml:id="list150107876796639" text:continue-list="list150107061403282" text:style-name="liste_5f_abc">
        <text:list-item text:start-value="1">
          <text:p text:style-name="P44">L’écriture scientifique de 65 100 000 est :</text:p>
        </text:list-item>
      </text:list>
      <text:section text:style-name="Sect5" text:name="Section3">
        <text:list xml:id="list150108676232644" text:continue-numbering="true" text:style-name="liste_5f_abc">
          <text:list-item>
            <text:list>
              <text:list-header>
                <text:p text:style-name="P52"><text:span text:style-name="T42">6</text:span><text:span text:style-name="T33">,</text:span><text:span text:style-name="T42">51</text:span><text:span text:style-name="T33"> </text:span><text:span text:style-name="T21">×</text:span><text:span text:style-name="T33"> 10</text:span><text:span text:style-name="T78">7</text:span></text:p>
                <text:p text:style-name="P52"><text:span text:style-name="T42">651</text:span><text:span text:style-name="T33"> </text:span><text:span text:style-name="T21">×</text:span><text:span text:style-name="T33"> 10</text:span><text:span text:style-name="T78">5</text:span></text:p>
                <text:p text:style-name="P53"><text:span text:style-name="T42">6,51 </text:span><text:span text:style-name="T25">×</text:span><text:span text:style-name="T42"> 10</text:span><text:span text:style-name="T81">–</text:span><text:span text:style-name="T78">7</text:span></text:p>
                <text:p text:style-name="P53"><text:span text:style-name="T42">651 </text:span><text:span text:style-name="T25">×</text:span><text:span text:style-name="T42"> 10</text:span><text:span text:style-name="T81">–</text:span><text:span text:style-name="T78">5</text:span></text:p>
              </text:list-header>
            </text:list>
          </text:list-item>
        </text:list>
      </text:section>
      <text:list xml:id="list150107919581394" text:continue-numbering="true" text:style-name="liste_5f_abc">
        <text:list-item>
          <text:p text:style-name="P64"><text:span text:style-name="T165">L’écriture scientifique de </text:span><text:span text:style-name="T164">846,25</text:span><text:span text:style-name="T165"> est :</text:span></text:p>
        </text:list-item>
      </text:list>
      <text:section text:style-name="Sect5" text:name="Section4">
        <text:list xml:id="list150107242535739" text:continue-numbering="true" text:style-name="liste_5f_abc">
          <text:list-item>
            <text:list>
              <text:list-header>
                <text:p text:style-name="P52"><text:span text:style-name="T42">84,625</text:span><text:span text:style-name="T33"> </text:span><text:span text:style-name="T21">×</text:span><text:span text:style-name="T33"> 10</text:span><text:span text:style-name="T78">2</text:span></text:p>
                <text:p text:style-name="P52"><text:span text:style-name="T42">8,4625</text:span><text:span text:style-name="T33"> </text:span><text:span text:style-name="T21">×</text:span><text:span text:style-name="T33"> 10</text:span><text:span text:style-name="T78">2</text:span></text:p>
                <text:p text:style-name="P53"><text:span text:style-name="T42">8,4625 </text:span><text:span text:style-name="T25">×</text:span><text:span text:style-name="T42"> 10</text:span><text:span text:style-name="T81">–</text:span><text:span text:style-name="T78">2</text:span></text:p>
                <text:p text:style-name="P53"><text:span text:style-name="T42">84,625 </text:span><text:span text:style-name="T25">×</text:span><text:span text:style-name="T42"> 10</text:span><text:span text:style-name="T81">–</text:span><text:span text:style-name="T78">2</text:span></text:p>
              </text:list-header>
            </text:list>
          </text:list-item>
        </text:list>
      </text:section>
      <text:list xml:id="list150108620665111" text:continue-numbering="true" text:style-name="liste_5f_abc">
        <text:list-item>
          <text:p text:style-name="P65"><text:span text:style-name="T37">4,681</text:span><text:span text:style-name="T36"> </text:span><text:span text:style-name="T26">×</text:span><text:span text:style-name="T36"> 10</text:span><text:span text:style-name="T79">5</text:span><text:span text:style-name="T36"> </text:span><text:span text:style-name="T160"> est l’écriture scientifique de :</text:span></text:p>
        </text:list-item>
      </text:list>
      <text:section text:style-name="Sect5" text:name="Section5">
        <text:list xml:id="list150107297435579" text:continue-numbering="true" text:style-name="liste_5f_abc">
          <text:list-item>
            <text:list>
              <text:list-header>
                <text:p text:style-name="P54">4 681</text:p>
                <text:p text:style-name="P55"><text:span text:style-name="T174">4</text:span><text:span text:style-name="T173">6 810</text:span></text:p>
                <text:p text:style-name="P56"><text:span text:style-name="T42">4</text:span><text:span text:style-name="T33">60 810</text:span></text:p>
                <text:p text:style-name="P55"><text:span text:style-name="T174">4</text:span><text:span text:style-name="T173">68 100</text:span></text:p>
              </text:list-header>
            </text:list>
          </text:list-item>
        </text:list>
      </text:section>
      <text:list xml:id="list150107884550704" text:continue-numbering="true" text:style-name="liste_5f_abc">
        <text:list-item>
          <text:p text:style-name="P66"><text:span text:style-name="T171">3,1245</text:span><text:span text:style-name="T42"> </text:span><text:span text:style-name="T25">×</text:span><text:span text:style-name="T42"> 10</text:span><text:span text:style-name="T81">–</text:span><text:span text:style-name="T80">3</text:span><text:span text:style-name="T171"> est l’écriture scientifique de :</text:span></text:p>
        </text:list-item>
      </text:list>
      <text:section text:style-name="Sect5" text:name="Section6">
        <text:list xml:id="list150107694939094" text:continue-numbering="true" text:style-name="liste_5f_abc">
          <text:list-header>
            <text:p text:style-name="P54">0,003 124 5</text:p>
            <text:p text:style-name="P54">0,000 312 45</text:p>
            <text:p text:style-name="P54">0003,124 5</text:p>
            <text:p text:style-name="P54">0,0312 45</text:p>
          </text:list-header>
        </text:list>
      </text:section>
      <text:list xml:id="list150108526607990" text:continue-list="list150108229466610" text:style-name="Num_5f_Exo">
        <text:list-item>
          <text:p text:style-name="P78"><text:soft-page-break/> Écris en notation scientifique les grandeurs suivantes.</text:p>
        </text:list-item>
      </text:list>
      <text:list xml:id="list150107971666599" text:continue-list="list150107694939094" text:style-name="liste_5f_abc">
        <text:list-item text:start-value="1">
          <text:p text:style-name="P67">Distance Terre-Lune : 384 400 km</text:p>
        </text:list-item>
      </text:list>
      <text:list xml:id="list150107051247044" text:continue-list="list150108475646935" text:style-name="_5f_Numérotation_20_des_20_exercices_20_livrets">
        <text:list-item>
          <text:list>
            <text:list-header>
              <text:p text:style-name="P39"><text:span text:style-name="_5f_pointillés_20_gris"><text:tab/></text:span></text:p>
            </text:list-header>
          </text:list>
        </text:list-item>
      </text:list>
      <text:list xml:id="list150107489056598" text:continue-list="list150107971666599" text:style-name="liste_5f_abc">
        <text:list-item>
          <text:p text:style-name="P69">Masse d’un atome d’oxygène : <text:span text:style-name="T176">2 679</text:span><text:span text:style-name="T42"> </text:span><text:span text:style-name="T25">×</text:span><text:span text:style-name="T42"> 10</text:span><text:span text:style-name="T81">–</text:span><text:span text:style-name="T78">2</text:span><text:span text:style-name="T80">3</text:span><text:span text:style-name="T42"> </text:span><text:span text:style-name="T43">kg</text:span></text:p>
          <text:list>
            <text:list-header>
              <text:p text:style-name="P35"><text:span text:style-name="_5f_pointillés_20_gris"><text:tab/></text:span></text:p>
            </text:list-header>
          </text:list>
        </text:list-item>
        <text:list-item>
          <text:p text:style-name="P68"><text:span text:style-name="T49">D</text:span><text:span text:style-name="T56">iamètre de la Terre : </text:span><text:span text:style-name="T128">1</text:span><text:span text:style-name="T129">2</text:span><text:span text:style-name="T56"> </text:span><text:span text:style-name="T128">7</text:span><text:span text:style-name="T129">56</text:span><text:span text:style-name="T56"> </text:span><text:span text:style-name="T128">2</text:span><text:span text:style-name="T129">74</text:span><text:span text:style-name="T56"> m </text:span></text:p>
          <text:list>
            <text:list-header>
              <text:p text:style-name="P35"><text:span text:style-name="_5f_pointillés_20_gris"><text:tab/></text:span></text:p>
            </text:list-header>
          </text:list>
        </text:list-item>
        <text:list-item>
          <text:p text:style-name="P70">Taille d’une fourmi : 0,000 03 hm</text:p>
          <text:list>
            <text:list-header>
              <text:p text:style-name="P35"><text:span text:style-name="_5f_pointillés_20_gris"><text:tab/></text:span></text:p>
            </text:list-header>
          </text:list>
        </text:list-item>
        <text:list-item>
          <text:p text:style-name="P69">Masse d’un éléphant<text:span text:style-name="T57"> </text:span>: 5 tonnes</text:p>
          <text:list>
            <text:list-header>
              <text:p text:style-name="P35"><text:span text:style-name="_5f_pointillés_20_gris"><text:tab/></text:span></text:p>
            </text:list-header>
          </text:list>
        </text:list-item>
        <text:list-item>
          <text:p text:style-name="P68">Diamètre moyen d’un cheveu : 0,000 000 7 m</text:p>
          <text:list>
            <text:list-header>
              <text:p text:style-name="P35"><text:span text:style-name="_5f_pointillés_20_gris"><text:tab/></text:span></text:p>
            </text:list-header>
          </text:list>
        </text:list-item>
      </text:list>
      <text:list xml:id="list150107792510322" text:continue-list="list150108526607990" text:style-name="Num_5f_Exo">
        <text:list-item>
          <text:p text:style-name="P79"><text:span text:style-name="_5f_pointillés_20_gris"><text:span text:style-name="T160"> </text:span></text:span><text:span text:style-name="T180">Écris chaque nombre relatif en notation scientifique.</text:span></text:p>
        </text:list-item>
      </text:list>
      <text:list xml:id="list150107868846896" text:continue-list="list150107489056598" text:style-name="liste_5f_abc">
        <text:list-item text:start-value="1">
          <text:p text:style-name="P49"><text:span text:style-name="T151">6 540 </text:span><text:span text:style-name="_5f_signe"><text:span text:style-name="T151">=</text:span></text:span><text:span text:style-name="T151"> </text:span><text:span text:style-name="_5f_pointillés_20_gris"><text:span text:style-name="T18"><text:tab/></text:span></text:span></text:p>
        </text:list-item>
        <text:list-item>
          <text:p text:style-name="P49">0,003 2 <text:span text:style-name="_5f_signe">=</text:span> <text:span text:style-name="_5f_pointillés_20_gris"><text:span text:style-name="T15"><text:tab/></text:span></text:span></text:p>
        </text:list-item>
        <text:list-item>
          <text:p text:style-name="P49">1 475,2 <text:span text:style-name="_5f_signe">=</text:span> <text:span text:style-name="_5f_pointillés_20_gris"><text:span text:style-name="T15"><text:tab/></text:span></text:span></text:p>
        </text:list-item>
        <text:list-item>
          <text:p text:style-name="P49">23,45 <text:span text:style-name="_5f_signe">=</text:span> <text:span text:style-name="_5f_pointillés_20_gris"><text:span text:style-name="T15"><text:tab/></text:span></text:span></text:p>
        </text:list-item>
        <text:list-item>
          <text:p text:style-name="P49"><text:span text:style-name="_5f_pointillés_20_gris"><text:span text:style-name="T100">−</text:span></text:span><text:span text:style-name="T154">34,3 </text:span><text:span text:style-name="_5f_signe">=</text:span><text:span text:style-name="T154"> </text:span><text:span text:style-name="_5f_pointillés_20_gris"><text:span text:style-name="T15"><text:tab/></text:span></text:span></text:p>
        </text:list-item>
        <text:list-item>
          <text:p text:style-name="P49"><text:span text:style-name="_5f_pointillés_20_gris"><text:span text:style-name="T100">−</text:span></text:span><text:span text:style-name="T154">0,001 </text:span><text:span text:style-name="_5f_signe">=</text:span><text:span text:style-name="T154"> </text:span><text:span text:style-name="_5f_pointillés_20_gris"><text:span text:style-name="T15"><text:tab/></text:span></text:span></text:p>
        </text:list-item>
        <text:list-item>
          <text:p text:style-name="P49"><text:span text:style-name="_5f_pointillés_20_gris"><text:span text:style-name="T144">0,0245</text:span></text:span><text:span text:style-name="_5f_pointillés_20_gris"><text:span text:style-name="T146"> </text:span></text:span><text:span text:style-name="_5f_signe"><text:span text:style-name="T144">=</text:span></text:span><text:span text:style-name="_5f_pointillés_20_gris"><text:span text:style-name="T146"> </text:span></text:span><text:span text:style-name="_5f_pointillés_20_gris"><text:span text:style-name="T17"><text:tab/></text:span></text:span></text:p>
        </text:list-item>
      </text:list>
      <text:list xml:id="list150106696259662" text:continue-list="list150107792510322" text:style-name="Num_5f_Exo">
        <text:list-item>
          <text:p text:style-name="P80"><text:span text:style-name="_5f_pointillés_20_gris"> </text:span><text:span text:style-name="T154">Écris chaque nombre en notation scientifique.</text:span></text:p>
        </text:list-item>
      </text:list>
      <text:list xml:id="list150107127551796" text:continue-list="list150107868846896" text:style-name="liste_5f_abc">
        <text:list-item>
          <text:list>
            <text:list-item text:start-value="1">
              <text:p text:style-name="P37"><text:span text:style-name="T93">645,3 </text:span><text:span text:style-name="T145">×</text:span><text:span text:style-name="T93"> 10</text:span><text:span text:style-name="T130">–15</text:span><text:span text:style-name="T94"> </text:span><text:span text:style-name="_5f_signe"><text:span text:style-name="T93">=</text:span></text:span> <text:span text:style-name="_5f_pointillés_20_gris"><text:tab/></text:span></text:p>
            </text:list-item>
          </text:list>
        </text:list-item>
      </text:list>
      <text:p text:style-name="FILET_5f_POINTILLES"><text:span text:style-name="_5f_pointillés_20_gris"><text:tab/></text:span></text:p>
      <text:list xml:id="list150107056122761" text:continue-numbering="true" text:style-name="liste_5f_abc">
        <text:list-item>
          <text:list>
            <text:list-item>
              <text:p text:style-name="P35"><text:span text:style-name="T93">0,056 </text:span><text:span text:style-name="T145">×</text:span><text:span text:style-name="T93"> </text:span><text:span text:style-name="T147">10</text:span><text:span text:style-name="T140">17</text:span><text:span text:style-name="T93"> </text:span><text:span text:style-name="_5f_signe"><text:span text:style-name="T93">=</text:span></text:span><text:span text:style-name="T93"> </text:span><text:span text:style-name="_5f_pointillés_20_gris"><text:tab/></text:span></text:p>
            </text:list-item>
          </text:list>
        </text:list-item>
      </text:list>
      <text:p text:style-name="FILET_5f_POINTILLES"><text:span text:style-name="_5f_pointillés_20_gris"><text:tab/></text:span></text:p>
      <text:list xml:id="list150108189334065" text:continue-numbering="true" text:style-name="liste_5f_abc">
        <text:list-item>
          <text:list>
            <text:list-item>
              <text:p text:style-name="P37"><text:span text:style-name="_5f_pointillés_20_gris"><text:span text:style-name="T100">−</text:span></text:span><text:span text:style-name="T93">13,6 </text:span><text:span text:style-name="T145">×</text:span><text:span text:style-name="T93"> 10</text:span><text:span text:style-name="T130">–9</text:span><text:span text:style-name="T94"> </text:span><text:span text:style-name="_5f_signe"><text:span text:style-name="T93">=</text:span></text:span><text:span text:style-name="T93"> </text:span><text:span text:style-name="_5f_pointillés_20_gris"><text:tab/></text:span></text:p>
            </text:list-item>
          </text:list>
        </text:list-item>
      </text:list>
      <text:p text:style-name="FILET_5f_POINTILLES"><text:span text:style-name="_5f_pointillés_20_gris"><text:tab/></text:span></text:p>
      <text:list xml:id="list150107075529376" text:continue-numbering="true" text:style-name="liste_5f_abc">
        <text:list-item>
          <text:list>
            <text:list-item>
              <text:p text:style-name="P35"><text:span text:style-name="T94">523 </text:span><text:span text:style-name="T111">×</text:span><text:span text:style-name="T94"> </text:span><text:span text:style-name="T119">10</text:span><text:span text:style-name="T140">7</text:span><text:span text:style-name="T94"> </text:span><text:span text:style-name="_5f_signe"><text:span text:style-name="T94">=</text:span></text:span><text:span text:style-name="T94"> </text:span><text:span text:style-name="_5f_pointillés_20_gris"><text:span text:style-name="T8"><text:tab/></text:span></text:span></text:p>
            </text:list-item>
          </text:list>
        </text:list-item>
      </text:list>
      <text:p text:style-name="FILET_5f_POINTILLES"><text:span text:style-name="_5f_pointillés_20_gris"><text:span text:style-name="T8"><text:tab/></text:span></text:span></text:p>
      <text:list xml:id="list150107929032749" text:continue-numbering="true" text:style-name="liste_5f_abc">
        <text:list-item>
          <text:list>
            <text:list-item>
              <text:p text:style-name="P35"><text:span text:style-name="T94">34 000</text:span><text:span text:style-name="T130"> </text:span><text:span text:style-name="T111">×</text:span><text:span text:style-name="T94"> </text:span><text:span text:style-name="T119">10</text:span><text:span text:style-name="T140">12</text:span><text:span text:style-name="T94"> </text:span><text:span text:style-name="_5f_signe"><text:span text:style-name="T94">=</text:span></text:span><text:span text:style-name="T94"> </text:span><text:span text:style-name="_5f_pointillés_20_gris"><text:span text:style-name="T8"><text:tab/></text:span></text:span></text:p>
            </text:list-item>
          </text:list>
        </text:list-item>
      </text:list>
      <text:p text:style-name="FILET_5f_POINTILLES"><text:span text:style-name="_5f_pointillés_20_gris"><text:tab/></text:span></text:p>
      <text:list xml:id="list150107307513920" text:continue-numbering="true" text:style-name="liste_5f_abc">
        <text:list-item>
          <text:list>
            <text:list-item>
              <text:p text:style-name="P38"><text:span text:style-name="_5f_pointillés_20_gris"><text:span text:style-name="T101">−</text:span></text:span><text:span text:style-name="_5f_BVS"><text:span text:style-name="T63">0,00472</text:span></text:span><text:span text:style-name="_5f_BVS"><text:span text:style-name="T141"> </text:span></text:span><text:span text:style-name="_5f_BVS"><text:span text:style-name="T116">×</text:span></text:span><text:span text:style-name="_5f_BVS"><text:span text:style-name="T125"> </text:span></text:span><text:span text:style-name="_5f_BVS"><text:span text:style-name="T51">10</text:span></text:span><text:span text:style-name="_5f_BVS"><text:span text:style-name="T88">9</text:span></text:span><text:span text:style-name="_5f_BVS"><text:span text:style-name="T120"> </text:span></text:span><text:span text:style-name="_5f_signe"><text:span text:style-name="T120">=</text:span></text:span><text:span text:style-name="_5f_BVS"><text:span text:style-name="T120"> </text:span></text:span><text:span text:style-name="_5f_pointillés_20_gris"><text:span text:style-name="T51"><text:tab/></text:span></text:span></text:p>
            </text:list-item>
          </text:list>
        </text:list-item>
      </text:list>
      <text:list xml:id="list150106678869935" text:continue-list="list150107051247044" text:style-name="_5f_Numérotation_20_des_20_exercices_20_livrets">
        <text:list-item>
          <text:list>
            <text:list-header>
              <text:p text:style-name="P40"><text:span text:style-name="_5f_pointillés_20_gris"><text:span text:style-name="T51"><text:tab/></text:span></text:span></text:p>
            </text:list-header>
          </text:list>
        </text:list-item>
      </text:list>
      <text:list xml:id="list150108020354664" text:continue-list="list150106696259662" text:style-name="Num_5f_Exo">
        <text:list-item>
          <text:h text:style-name="Exo_5f_Num" text:outline-level="1"> On donne l’expression numérique <text:span text:style-name="T181">suivante.</text:span></text:h>
        </text:list-item>
      </text:list>
      <text:list xml:id="list150108620378174" text:continue-list="list150106678869935" text:style-name="_5f_Numérotation_20_des_20_exercices_20_livrets">
        <text:list-header>
          <text:p text:style-name="P81">A <text:span text:style-name="_5f_signe">=</text:span> 2<text:span text:style-name="T8"> </text:span><text:span text:style-name="T20">×</text:span> 10<text:span text:style-name="T74">2</text:span><text:span text:style-name="T8"> </text:span><text:span text:style-name="T44"></text:span><text:span text:style-name="T8"> </text:span>10<text:span text:style-name="T74">1</text:span><text:span text:style-name="T8"> </text:span><text:span text:style-name="T44"></text:span><text:span text:style-name="T8"> </text:span>10<text:span text:style-name="T82">–</text:span><text:span text:style-name="T74">1</text:span><text:span text:style-name="T8"> </text:span><text:span text:style-name="T44"></text:span><text:span text:style-name="T8"> 2 </text:span><text:span text:style-name="T20">×</text:span> 10<text:span text:style-name="T82">–</text:span><text:span text:style-name="T74">2</text:span></text:p>
        </text:list-header>
      </text:list>
      <text:list xml:id="list150107568317303" text:continue-list="list150107307513920" text:style-name="liste_5f_abc">
        <text:list-item>
          <text:list>
            <text:list-item text:start-value="1">
              <text:p text:style-name="P82">Donne l’écriture décimale de A.</text:p>
            </text:list-item>
          </text:list>
        </text:list-item>
      </text:list>
      <text:p text:style-name="FILET_5f_POINTILLES"><text:span text:style-name="_5f_pointillés_20_gris"><text:tab/></text:span></text:p>
      <text:p text:style-name="FILET_5f_POINTILLES"><text:span text:style-name="_5f_pointillés_20_gris"><text:tab/></text:span></text:p>
      <text:p text:style-name="P25"><text:span text:style-name="_5f_pointillés_20_gris"><text:tab/></text:span></text:p>
      <text:list xml:id="list150107502033914" text:continue-numbering="true" text:style-name="liste_5f_abc">
        <text:list-item>
          <text:list>
            <text:list-item>
              <text:p text:style-name="P85">Donne l’écriture scientifique de A.</text:p>
            </text:list-item>
          </text:list>
        </text:list-item>
      </text:list>
      <text:p text:style-name="FILET_5f_POINTILLES"><text:span text:style-name="_5f_pointillés_20_gris"><text:tab/></text:span></text:p>
      <text:p text:style-name="FILET_5f_POINTILLES"><text:span text:style-name="_5f_pointillés_20_gris"><text:tab/></text:span></text:p>
      <text:p text:style-name="P25"><text:span text:style-name="_5f_pointillés_20_gris"><text:tab/></text:span></text:p>
      <text:list xml:id="list150106934931331" text:continue-numbering="true" text:style-name="liste_5f_abc">
        <text:list-item>
          <text:list>
            <text:list-item>
              <text:p text:style-name="P85">Écris A sous la forme d’un produit d’un nombre entier par une puissance de 10.</text:p>
            </text:list-item>
          </text:list>
        </text:list-item>
      </text:list>
      <text:p text:style-name="FILET_5f_POINTILLES"><text:span text:style-name="_5f_pointillés_20_gris"><text:tab/></text:span></text:p>
      <text:p text:style-name="FILET_5f_POINTILLES"><text:span text:style-name="_5f_pointillés_20_gris"><text:tab/></text:span></text:p>
      <text:list xml:id="list150106726690965" text:continue-numbering="true" text:style-name="liste_5f_abc">
        <text:list-item>
          <text:list>
            <text:list-item>
              <text:p text:style-name="P85">Écris A sous la forme d’une somme d’un nombre entier et d’une fraction irréductible inférieure à 1.</text:p>
            </text:list-item>
          </text:list>
        </text:list-item>
      </text:list>
      <text:p text:style-name="FILET_5f_POINTILLES"><text:span text:style-name="_5f_pointillés_20_gris"><text:tab/></text:span></text:p>
      <text:p text:style-name="P25"><text:span text:style-name="_5f_pointillés_20_gris"><text:tab/></text:span></text:p>
      <text:list xml:id="list150106919310992" text:continue-list="list150108020354664" text:style-name="Num_5f_Exo">
        <text:list-item>
          <text:h text:style-name="P33" text:outline-level="1"> En informatique, on utilise comme unités de mesure les multiples de l’octet :</text:h>
        </text:list-item>
      </text:list>
      <text:p text:style-name="P27"><text:span text:style-name="T182">•</text:span><text:span text:style-name="T175"> </text:span>1 Ko<text:span text:style-name="T151"> </text:span><text:span text:style-name="_5f_signe"><text:span text:style-name="T151">=</text:span></text:span><text:span text:style-name="T151"> </text:span>10<text:span text:style-name="T135">3</text:span> octets ;</text:p>
      <text:p text:style-name="P28"><text:span text:style-name="T182">•</text:span><text:span text:style-name="T175"> </text:span>1 Mo<text:span text:style-name="T151"> </text:span><text:span text:style-name="_5f_signe"><text:span text:style-name="T151">=</text:span></text:span><text:span text:style-name="T151"> </text:span>10<text:span text:style-name="T135">6</text:span> octets ;</text:p>
      <text:p text:style-name="P28"><text:span text:style-name="T182">•</text:span><text:span text:style-name="T175"> </text:span>1 Go<text:span text:style-name="T151"> </text:span><text:span text:style-name="_5f_signe"><text:span text:style-name="T151">=</text:span></text:span><text:span text:style-name="T151"> </text:span>10<text:span text:style-name="T136">9</text:span> octets.</text:p>
      <text:list xml:id="list150108701711119" text:continue-list="list150108620378174" text:style-name="_5f_Numérotation_20_des_20_exercices_20_livrets">
        <text:list-item>
          <text:list>
            <text:list-header>
              <text:p text:style-name="P83"><text:span text:style-name="T49">Écris </text:span><text:span text:style-name="T54">e</text:span><text:span text:style-name="T58">n notation</text:span><text:span text:style-name="T54"> scientifique </text:span><text:span text:style-name="T58">le nombre d’octets</text:span><text:span text:style-name="T54"> </text:span><text:span text:style-name="T55">nécessaire pour stocker :</text:span><text:span text:style-name="T49"> </text:span></text:p>
            </text:list-header>
          </text:list>
        </text:list-item>
      </text:list>
      <text:list xml:id="list150108404587627" text:continue-list="list150106726690965" text:style-name="liste_5f_abc">
        <text:list-item>
          <text:list>
            <text:list-item text:start-value="1">
              <text:p text:style-name="P84"><text:span text:style-name="T49">1 </text:span><text:span text:style-name="T55">240 photos de 900 Ko chacune.</text:span></text:p>
            </text:list-item>
          </text:list>
        </text:list-item>
      </text:list>
      <text:list xml:id="list150108373049297" text:continue-list="list150108701711119" text:style-name="_5f_Numérotation_20_des_20_exercices_20_livrets">
        <text:list-header>
          <text:p text:style-name="P39"><text:span text:style-name="_5f_pointillés_20_gris"><text:span text:style-name="T153"><text:tab/></text:span></text:span></text:p>
        </text:list-header>
      </text:list>
      <text:p text:style-name="FILET_5f_POINTILLES"><text:span text:style-name="_5f_pointillés_20_gris"><text:tab/></text:span></text:p>
      <text:list xml:id="list150108602211521" text:continue-list="list150108404587627" text:style-name="liste_5f_abc">
        <text:list-item>
          <text:list>
            <text:list-item>
              <text:p text:style-name="P86">85 vidéos de 745 Mo chacune.</text:p>
            </text:list-item>
          </text:list>
        </text:list-item>
      </text:list>
      <text:list xml:id="list150108423229510" text:continue-list="list150108373049297" text:style-name="_5f_Numérotation_20_des_20_exercices_20_livrets">
        <text:list-header>
          <text:p text:style-name="P39"><text:span text:style-name="_5f_pointillés_20_gris"><text:tab/></text:span></text:p>
          <text:p text:style-name="P39"><text:span text:style-name="_5f_pointillés_20_gris"><text:tab/></text:span></text:p>
        </text:list-header>
      </text:list>
      <text:list xml:id="list150108613190208" text:continue-list="list150108602211521" text:style-name="liste_5f_abc">
        <text:list-item>
          <text:list>
            <text:list-item>
              <text:p text:style-name="P86">35 films de 9,5 Go chacun.</text:p>
            </text:list-item>
          </text:list>
        </text:list-item>
      </text:list>
      <text:list xml:id="list150108301394791" text:continue-list="list150108423229510" text:style-name="_5f_Numérotation_20_des_20_exercices_20_livrets">
        <text:list-header>
          <text:p text:style-name="P40"><text:span text:style-name="_5f_pointillés_20_gris"><text:tab/></text:span></text:p>
          <text:p text:style-name="P40"><text:span text:style-name="_5f_pointillés_20_gris"><text:tab/></text:span></text:p>
          <text:p text:style-name="P40"><text:span text:style-name="_5f_pointillés_20_gris"><text:tab/></text:span></text:p>
        </text:list-header>
      </text:list>
      <text:list xml:id="list150107212508660" text:continue-list="list150108613190208" text:style-name="liste_5f_abc">
        <text:list-item>
          <text:list>
            <text:list-item>
              <text:p text:style-name="P87"><text:span text:style-name="_5f_BVS"><text:span text:style-name="T55">58 fichiers textes de 425 </text:span></text:span><text:span text:style-name="_5f_BVS"><text:span text:style-name="T98">K</text:span></text:span><text:span text:style-name="_5f_BVS"><text:span text:style-name="T55">o chacun.</text:span></text:span></text:p>
            </text:list-item>
          </text:list>
        </text:list-item>
      </text:list>
      <text:list xml:id="list150108382486568" text:continue-list="list150108301394791" text:style-name="_5f_Numérotation_20_des_20_exercices_20_livrets">
        <text:list-header>
          <text:p text:style-name="P41"><text:span text:style-name="_5f_pointillés_20_gris"><text:tab/></text:span></text:p>
          <text:p text:style-name="P40"><text:span text:style-name="_5f_pointillés_20_gris"><text:tab/></text:span></text:p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tarSymbol" svg:font-family="StarSymbol" style:font-charset="x-symbol"/>
    <style:font-face style:name="OpenSymbol2" svg:font-family="OpenSymbol" style:font-pitch="variable" style:font-charset="x-symbol"/>
    <style:font-face style:name="OpenSymbol3" svg:font-family="OpenSymbol" style:font-adornments="Oblique" style:font-pitch="variable" style:font-charset="x-symbol"/>
    <style:font-face style:name="OpenSymbol1" svg:font-family="OpenSymbol" style:font-adornments="Roman" style:font-pitch="variable" style:font-charset="x-symbol"/>
    <style:font-face style:name="Adobe Caslon Pro Bold" svg:font-family="'Adobe Caslon Pro Bold'" style:font-adornments="Oblique"/>
    <style:font-face style:name="Tahoma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" svg:font-family="'Bitstream Vera Sans'" style:font-pitch="variable"/>
    <style:font-face style:name="OpenSymbol" svg:font-family="OpenSymbol" style:font-pitch="variable"/>
    <style:font-face style:name="Bitstream Vera Sans1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Italique" style:font-family-generic="roman" style:font-pitch="variable"/>
    <style:font-face style:name="Times New Roman1" svg:font-family="'Times New Roman'" style:font-adornments="Roman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6" svg:font-family="'Bitstream Vera Sans'" style:font-adornments="Oblique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d7e12c" draw:end-color="#7fb241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24ff75" draw:end-color="#00b342" draw:start-intensity="100%" draw:end-intensity="100%" draw:angle="450" draw:border="5%"/>
    <draw:gradient draw:name="Gradient_20_15" draw:display-name="Gradient 15" draw:style="linear" draw:start-color="#d7e12c" draw:end-color="#a7c307" draw:start-intensity="100%" draw:end-intensity="100%" draw:angle="0" draw:border="0%"/>
    <draw:gradient draw:name="Gradient_20_16" draw:display-name="Gradient 16" draw:style="linear" draw:start-color="#d7e12c" draw:end-color="#a7c307" draw:start-intensity="100%" draw:end-intensity="100%" draw:angle="1800" draw:border="0%"/>
    <draw:gradient draw:name="Gradient_20_2" draw:display-name="Gradient 2" draw:style="linear" draw:start-color="#d7e12c" draw:end-color="#7fb241" draw:start-intensity="100%" draw:end-intensity="100%" draw:angle="18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45%"/>
    <draw:gradient draw:name="Gradient_20_9" draw:display-name="Gradient 9" draw:style="linear" draw:start-color="#000000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_5f_Linéaire_20_Gris" draw:display-name="_Linéaire Gris" draw:style="linear" draw:start-color="#4c4c4c" draw:end-color="#cccccc" draw:start-intensity="100%" draw:end-intensity="100%" draw:angle="0" draw:border="45%"/>
    <draw:gradient draw:name="_5f_Linéaire_20_Violet_20_G5" draw:display-name="_Linéaire Violet G5" draw:style="linear" draw:start-color="#753a6b" draw:end-color="#cc80b4" draw:start-intensity="100%" draw:end-intensity="100%" draw:angle="0" draw:border="45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fill-image draw:name="Bitmap_20_1" draw:display-name="Bitmap 1" xlink:href="Pictures/10000000000004620000005817BE3ED7BC77107C.png" xlink:type="simple" xlink:show="embed" xlink:actuate="onLoad"/>
    <draw:fill-image draw:name="Bitmap_20_2" draw:display-name="Bitmap 2" xlink:href="Pictures/10000000000004620000005817BE3ED7BC77107C.png" xlink:type="simple" xlink:show="embed" xlink:actuate="onLoad"/>
    <draw:fill-image draw:name="Bitmap_20_3" draw:display-name="Bitmap 3" xlink:href="Pictures/1000020100000A26000000EC250D21A87D7A55C4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8E47BC7577BACEED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2" draw:display-name="Dashed (var) 102" draw:style="round" draw:dots1="1" draw:dots1-length="0.003cm" draw:dots2="2" draw:distance="0.023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ound" draw:dots1="1" draw:dots1-length="0.003cm" draw:dots2="2" draw:distance="0.023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7" draw:display-name="Dashed (var) 97" draw:style="round" draw:dots1="1" draw:dots1-length="0.003cm" draw:dots2="2" draw:distance="0.023cm"/>
    <draw:stroke-dash draw:name="Dashed_20__28_var_29__20_98" draw:display-name="Dashed (var) 98" draw:style="round" draw:dots1="1" draw:dots1-length="0.003cm" draw:dots2="2" draw:distance="0.02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2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loext:contextual-spacing="false" style:line-height-at-least="0.7cm" fo:text-align="justify" style:justify-single-word="false" style:shadow="none">
        <style:tab-stops/>
      </style:paragraph-properties>
      <style:text-properties fo:color="#000000" style:font-name="Bitstream Vera Sans2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 style:shadow="none">
        <style:tab-stops/>
      </style:paragraph-properties>
      <style:text-properties fo:color="#ff660d" style:font-name="Bitstream Vera Sans6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style:font-name="Bitstream Vera Sans3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loext:graphic-properties draw:fill-image-width="0cm" draw:fill-image-height="0cm"/>
      <style:paragraph-properties fo:margin-top="0.101cm" fo:margin-bottom="0.101cm" loext:contextual-spacing="false" style:page-number="auto" style:writing-mode="lr-tb">
        <style:tab-stops/>
      </style:paragraph-properties>
      <style:text-properties fo:color="#000000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style:font-name="Bitstream Vera Sans2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style:font-name="Bitstream Vera Sans2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2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fo:font-size="8pt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loext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loext:contextual-spacing="false" fo:text-align="justify" style:justify-single-word="false" fo:text-indent="0cm" style:auto-text-indent="false" fo:background-color="transparent" fo:padding="0cm" fo:border="none"/>
      <style:text-properties fo:color="#000000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loext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loext:contextual-spacing="false" fo:line-height="100%" fo:text-indent="0cm" style:auto-text-indent="false"/>
      <style:text-properties fo:color="#000000" style:font-name="Bitstream Vera Sans1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loext:contextual-spacing="false" fo:line-height="100%" fo:text-indent="0cm" style:auto-text-indent="false"/>
      <style:text-properties fo:color="#1ca2b8" style:font-name="Bitstream Vera Sans2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loext:contextual-spacing="false" fo:text-align="justify" style:justify-single-word="false"/>
      <style:text-properties fo:color="#000000" style:font-name="Bitstream Vera Sans1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loext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loext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loext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loext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loext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loext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style:font-name="Bitstream Vera Sans4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5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loext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loext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/>
    </style:style>
    <style:style style:name="_5f_Numéros_20_exercices_20_livret" style:display-name="_Numéros exercices livret" style:family="text">
      <style:text-properties fo:color="#ffffff" style:font-name="Bitstream Vera Sans4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fo:font-style="normal" fo:font-weight="bold" fo:background-color="transparent"/>
    </style:style>
    <style:style style:name="corps" style:family="text">
      <style:text-properties style:font-name="Bitstream Vera Sans2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style:font-name="Bitstream Vera Sans6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style:font-name="Bitstream Vera Sans6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style:font-name="Bitstream Vera Sans3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3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2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style:font-name="Bitstream Vera Sans2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style:font-name="Bitstream Vera Sans6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3" fo:font-family="OpenSymbol" style:font-style-name="Oblique" style:font-pitch="variable" style:font-charset="x-symbol" fo:font-size="10pt" fo:font-style="normal" style:font-name-asian="OpenSymbol3" style:font-family-asian="OpenSymbol" style:font-style-name-asian="Oblique" style:font-pitch-asian="variable" style:font-charset-asian="x-symbol" style:font-name-complex="OpenSymbol3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style:font-name="OpenSymbol2" fo:font-family="OpenSymbol" style:font-pitch="variable" style:font-charset="x-symbol" fo:font-size="10pt" fo:font-style="normal" fo:background-color="transparent" style:font-name-asian="OpenSymbol2" style:font-family-asian="OpenSymbol" style:font-pitch-asian="variable" style:font-charset-asian="x-symbol" style:font-size-asian="12pt" style:font-style-asian="italic" style:font-name-complex="OpenSymbol2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Zeichenformat" style:family="text"/>
    <style:style style:name="_5f_livret" style:display-name="_livret" style:family="text">
      <style:text-properties style:font-name="Bitstream Vera Sans6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style:font-name="Bitstream Vera Sans6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fo:font-size="8pt" fo:text-shadow="none" fo:font-weight="bold" style:font-size-asian="10.5pt" style:font-weight-asian="bold" style:font-weight-complex="bold"/>
    </style:style>
    <style:style style:name="Puce_5f_enonce1" style:display-name="Puce_enonce1" style:family="text">
      <style:text-properties fo:color="#e8c32a" style:font-name="Bitstream Vera Sans2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style:font-name="Bitstream Vera Sans2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style:font-name="Bitstream Vera Sans6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style:font-name="Bitstream Vera Sans1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style:font-name="Bitstream Vera Sans1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style:font-name="Bitstream Vera Sans1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style:font-name="Bitstream Vera Sans1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style:font-name="Bitstream Vera Sans1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correction" style:display-name="_correction" style:family="text">
      <style:text-properties style:font-name="Bitstream Vera Sans1" fo:font-family="'Bitstream Vera Sans'" style:font-family-generic="roman" style:font-pitch="variable" fo:font-size="9pt" fo:font-weight="bold" style:font-size-asian="9pt" style:font-weight-asian="bold"/>
    </style:style>
    <style:style style:name="Num_5f_T2" style:display-name="Num_T2" style:family="text">
      <style:text-properties fo:color="#9d0f89" style:font-name="Bitstream Vera Sans1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style:font-name="Bitstream Vera Sans1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style:font-name="Bitstream Vera Sans1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style:font-name="Bitstream Vera Sans1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style:font-name="Bitstream Vera Sans2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style:font-name="Bitstream Vera Sans2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style:font-name="Bitstream Vera Sans2" fo:font-family="'Bitstream Vera Sans'" style:font-style-name="Roman" style:font-family-generic="swiss" style:font-pitch="variable" fo:font-size="10pt" fo:font-style="normal" fo:font-weight="bold" style:font-size-asian="10.5pt" style:font-style-asian="normal" style:font-weight-asian="bold" style:font-style-complex="normal" style:font-weight-complex="bold" loext:shadow="none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fo:font-size="9pt" fo:text-shadow="none" fo:background-color="transparent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style:font-name="Bitstream Vera Sans2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5f_variables" style:display-name="_variables" style:family="text">
      <style:text-properties fo:color="#000000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Bold" style:family="text">
      <style:text-properties style:font-name="Bitstream Vera Sans2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Bold_5f_niv1" style:display-name="Bold_niv1" style:family="text">
      <style:text-properties fo:color="#e8c32a" style:font-name="Bitstream Vera Sans2" fo:font-family="'Bitstream Vera Sans'" style:font-style-name="Roman" style:font-family-generic="swiss" style:font-pitch="variable" fo:font-size="10pt" fo:font-weight="bold" style:font-size-asian="10.5pt"/>
    </style:style>
    <style:style style:name="Enonce_5f_Niv3" style:display-name="Enonce_Niv3" style:family="text" style:parent-style-name="Enonce_5f_Niv2">
      <style:text-properties fo:color="#ffffff" style:font-name="Bitstream Vera Sans4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once_5f_Niv2" style:display-name="Enonce_Niv2" style:family="text" style:parent-style-name="Enonce_5f_Niv1">
      <style:text-properties fo:color="#ffffff" style:font-name="Bitstream Vera Sans4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opensymbol" style:display-name="_opensymbol" style:family="text">
      <style:text-properties style:font-name="OpenSymbol2" fo:font-family="OpenSymbol" style:font-pitch="variable" style:font-charset="x-symbol" fo:font-size="10pt" fo:font-style="norma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iste_5f_abc" style:display-name="liste_abc">
      <text:list-level-style-number text:level="1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9665*"/>
    </style:style>
    <style:style style:name="Tableau18.1" style:family="table-row">
      <style:table-row-properties style:min-row-height="1.199cm"/>
    </style:style>
    <style:style style:name="Tableau18.A1" style:family="table-cell">
      <style:table-cell-properties style:vertical-align="middle" fo:padding="0cm" fo:border="none"/>
    </style:style>
    <style:style style:name="Tableau18.B1.1" style:family="table-column">
      <style:table-column-properties style:rel-column-width="37954*"/>
    </style:style>
    <style:style style:name="Tableau18.B1.2" style:family="table-column">
      <style:table-column-properties style:rel-column-width="1711*"/>
    </style:style>
    <style:style style:name="Tableau18.B1.1" style:family="table-row">
      <style:table-row-properties style:min-row-height="0.6cm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5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3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3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_5f_En-tête">
      <style:text-properties officeooo:rsid="0063e17b" officeooo:paragraph-rsid="001a9295"/>
    </style:style>
    <style:style style:name="MP25" style:family="paragraph">
      <loext:graphic-properties draw:fill="solid" draw:fill-color="#d7e12c"/>
    </style:style>
    <style:style style:name="MP26" style:family="paragraph">
      <style:paragraph-properties fo:text-align="center"/>
    </style:style>
    <style:style style:name="MP27" style:family="paragraph">
      <loext:graphic-properties draw:fill="none" draw:fill-color="#ffffff"/>
      <style:paragraph-properties fo:text-align="center" style:writing-mode="lr-tb"/>
      <style:text-properties fo:color="#ffffff" style:font-name="Bitstream Vera Sans3" fo:font-size="16pt" fo:font-weight="bold" style:font-size-asian="16pt" style:font-weight-asian="bold" style:font-size-complex="16pt" style:font-weight-complex="bold"/>
    </style:style>
    <style:style style:name="MP28" style:family="paragraph" style:parent-style-name="Footer">
      <style:text-properties officeooo:rsid="00178920" officeooo:paragraph-rsid="00178920"/>
    </style:style>
    <style:style style:name="MP29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0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1" style:family="paragraph" style:parent-style-name="Footer">
      <style:text-properties officeooo:paragraph-rsid="00308c81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style:font-name="Bitstream Vera Sans3" fo:font-size="16pt" fo:font-weight="bold" style:font-size-asian="16pt" style:font-weight-asian="bold" style:font-size-complex="16pt" style:font-weight-complex="bold"/>
    </style:style>
    <style:style style:name="MT6" style:family="text">
      <style:text-properties fo:text-transform="uppercase" fo:color="#808080" style:font-name="Bitstream Vera Sans2" fo:font-size="9pt" officeooo:rsid="00308c81" fo:background-color="transparent" loext:char-shading-value="0"/>
    </style:style>
    <style:style style:name="MT7" style:family="text">
      <style:text-properties fo:text-transform="uppercase" fo:color="#808080" style:font-name="Bitstream Vera Sans2" fo:font-size="9pt" officeooo:rsid="00815e71" fo:background-color="transparent" loext:char-shading-value="0"/>
    </style:style>
    <style:style style:name="MT8" style:family="text">
      <style:text-properties officeooo:rsid="00308c81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17BE3ED7BC77107C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header-rows>
            <table:table-row table:style-name="Tableau18.1">
              <table:table-cell table:style-name="Tableau18.A1" office:value-type="string">
                <text:p text:style-name="Standard"/>
              </table:table-cell>
              <table:table-cell>
                <table:table table:is-sub-table="true">
                  <table:table-column table:style-name="Tableau18.B1.1"/>
                  <table:table-column table:style-name="Tableau18.B1.2"/>
                  <table:table-row table:style-name="Tableau18.B1.1">
                    <table:table-cell table:style-name="Tableau18.A1" office:value-type="string">
                      <text:p text:style-name="MP3">N4 : Fractions</text:p>
                    </table:table-cell>
                    <table:table-cell table:style-name="Tableau18.A1" office:value-type="string">
                      <text:p text:style-name="MP3"/>
                    </table:table-cell>
                  </table:table-row>
                  <table:table-row table:style-name="Tableau18.B1.1">
                    <table:table-cell table:style-name="Tableau18.A1" office:value-type="string">
                      <text:p text:style-name="MP4">Série 1 : Fractions et parts</text:p>
                    </table:table-cell>
                    <table:table-cell table:style-name="Tableau18.A1" office:value-type="string">
                      <text:p text:style-name="MP4"/>
                    </table:table-cell>
                  </table:table-row>
                </table:table>
              </table:table-cell>
            </table:table-row>
          </table:table-header-rows>
        </table:table>
        <text:p text:style-name="MP5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<text:span text:style-name="MT4">? : ...</text:span>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First_20_Page" style:display-name="First Page" style:page-layout-name="Mpm18" style:next-style-name="Standard"/>
    <style:master-page style:name="Envelope" style:page-layout-name="Mpm19"/>
    <style:master-page style:name="Index" style:page-layout-name="Mpm18"/>
    <style:master-page style:name="Footnote" style:page-layout-name="Mpm20"/>
    <style:master-page style:name="Landscape" style:page-layout-name="Mpm21"/>
    <style:master-page style:name="_5f_Fiche_20_éditeur_20_série_20_2_20_une_20_colonne_20_impaire_20__28_G_29_" style:display-name="_Fiche éditeur série 2 une colonne impaire (G)" style:page-layout-name="Mpm22">
      <style:header>
        <text:p text:style-name="MP24"><draw:path text:anchor-type="paragraph" draw:z-index="5" draw:name="Forme1" draw:style-name="Mgr1" draw:text-style-name="MP25" svg:width="4.329cm" svg:height="2.24cm" svg:x="-1.499cm" svg:y="-1cm" svg:viewBox="0 0 4330 2241" svg:d="M0 2241l3984-288c209-15 363-168 345-342l-170-1611h-4159z"><text:p/></draw:path><draw:frame text:anchor-type="paragraph" draw:z-index="7" draw:name="Forme2" draw:style-name="Mgr2" draw:text-style-name="MP27" svg:width="2.703cm" svg:height="0.715cm" draw:transform="rotate (0.0872664625997165) translate (-0.172861111111111cm 0.218722222222222cm)"><draw:text-box><text:p text:style-name="MP26"><text:span text:style-name="MT5">Série 4</text:span></text:p></draw:text-box></draw:frame><draw:line text:anchor-type="paragraph" draw:z-index="12" draw:name="Forme3" draw:style-name="Mgr3" draw:text-style-name="MP26" svg:x1="16.723cm" svg:y1="0.36cm" svg:x2="20.496cm" svg:y2="0.36cm"><text:p/></draw:line>Écrire un nombre en notation scientifique</text:p>
      </style:header>
      <style:footer>
        <text:p text:style-name="MP28"><draw:frame draw:style-name="Mfr1" draw:name="Cadre1" text:anchor-type="paragraph" svg:y="-0.06cm" draw:z-index="1"><draw:text-box fo:min-height="0.499cm" fo:min-width="2cm"><draw:frame draw:style-name="Mfr2" draw:name="Cadre2" text:anchor-type="frame" svg:x="0.45cm" svg:y="0.079cm" svg:width="0.817cm" draw:z-index="3"><draw:text-box fo:min-height="0.355cm"><text:p text:style-name="MP29"><draw:g text:anchor-type="paragraph" draw:z-index="9" draw:name="Forme4" draw:style-name="Mgr4"><draw:path draw:style-name="Mgr5" draw:text-style-name="MP30" svg:width="0.855cm" svg:height="1.172cm" svg:x="-0.03cm" svg:y="-0.194cm" svg:viewBox="0 0 856 1173" svg:d="M856 1173h-856v-991c0-100 79-182 175-182h505c97 0 176 82 176 182z"><text:p/></draw:path></draw:g><text:page-number text:select-page="current">31</text:page-number></text:p></draw:text-box></draw:frame><text:p text:style-name="MP31"><text:span text:style-name="MT6">P</text:span><text:span text:style-name="MT7">uissances</text:span> • <text:span text:style-name="MT8">A</text:span><text:span text:style-name="MT6">4</text:span></text:p></draw:text-box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ESAMATH</meta:initial-creator>
    <meta:creation-date>2014-10-23T16:08:44.23</meta:creation-date>
    <dc:date>2021-04-19T15:01:06.148000000</dc:date>
    <meta:editing-duration>PT10H50M26S</meta:editing-duration>
    <meta:editing-cycles>116</meta:editing-cycles>
    <meta:generator>LibreOffice/6.3.3.2$Windows_X86_64 LibreOffice_project/a64200df03143b798afd1ec74a12ab50359878ed</meta:generator>
    <dc:subject>fraction-nombre </dc:subject>
    <dc:title>A3_5 série 1 </dc:title>
    <meta:document-statistic meta:table-count="1" meta:image-count="0" meta:object-count="0" meta:page-count="2" meta:paragraph-count="195" meta:word-count="883" meta:character-count="4446" meta:non-whitespace-character-count="3303"/>
  </office:meta>
</office:document-meta>
</file>